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62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cm" fo:min-width="5.933cm"/>
    </style:style>
    <style:style style:name="gr4" style:family="graphic" style:parent-style-name="standard">
      <style:graphic-properties draw:stroke="none" draw:fill="none" fo:min-height="1.2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cm" fo:min-width="2.6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cm" fo:min-width="4.028cm"/>
    </style:style>
    <style:style style:name="gr7" style:family="graphic" style:parent-style-name="standard">
      <style:graphic-properties draw:stroke="none" draw:fill="none" fo:min-height="1.908cm"/>
    </style:style>
    <style:style style:name="gr8" style:family="graphic" style:parent-style-name="standard">
      <style:graphic-properties draw:stroke="none" draw:fill="none" fo:min-height="16.46cm"/>
    </style:style>
    <style:style style:name="gr9" style:family="graphic" style:parent-style-name="standard" style:list-style-name="L1">
      <style:graphic-properties draw:stroke-dash="Dash_20_1" svg:stroke-width="0.1cm" svg:stroke-color="#000000" draw:marker-start="" draw:marker-start-width="0.35cm" draw:marker-start-center="false" draw:marker-end="Arrow" draw:marker-end-width="0.35cm" draw:marker-end-center="false" svg:stroke-opacity="100%" draw:stroke-linejoin="round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contour="false" fo:max-height="0cm" fo:max-width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-width="0.2cm" draw:marker-end-center="false" svg:stroke-opacity="100%" draw:stroke-linejoin="round" draw:fill="solid" draw:fill-color="#cccccc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true" draw:fit-to-contour="false" fo:max-height="0cm" fo:max-width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-width="0.2cm" draw:marker-end-center="false" svg:stroke-opacity="100%" draw:stroke-linejoin="round" draw:fill="solid" draw:fill-color="#cccccc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draw:fit-to-contour="false" fo:max-height="0cm" fo:max-width="0cm" fo:min-height="0.713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-dash="Dash_20_1" svg:stroke-width="0cm" svg:stroke-color="#000000" draw:marker-start="" draw:marker-start-width="0.2cm" draw:marker-start-center="false" draw:marker-end-width="0.2cm" draw:marker-end-center="false" svg:stroke-opacity="100%" draw:stroke-linejoin="round" draw:fill="solid" draw:fill-color="#cccccc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-width="0.2cm" draw:marker-end-center="false" svg:stroke-opacity="100%" draw:stroke-linejoin="round" draw:fill="none" draw:fill-color="#cccccc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fit-to-contour="false" fo:max-height="0cm" fo:max-width="0cm" fo:min-height="3.043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-width="0.2cm" draw:marker-end-center="false" svg:stroke-opacity="100%" draw:stroke-linejoin="round" draw:fill="none" draw:fill-color="#ffff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-dash="Dash_20_1" svg:stroke-width="0.1cm" svg:stroke-color="#000000" draw:marker-start="" draw:marker-start-width="0.35cm" draw:marker-start-center="false" draw:marker-end="Arrow" draw:marker-end-width="0.35cm" draw:marker-end-center="false" svg:stroke-opacity="100%" draw:stroke-linejoin="round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contour="false" fo:max-height="0cm" fo:max-width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-dash="Dash_20_1" svg:stroke-width="0.1cm" svg:stroke-color="#000000" draw:marker-start="" draw:marker-start-width="0.35cm" draw:marker-start-center="false" draw:marker-end="Arrow" draw:marker-end-width="0.35cm" draw:marker-end-center="false" svg:stroke-opacity="100%" draw:stroke-linejoin="round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contour="false" fo:max-height="0cm" fo:max-width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-dash="Dash_20_1" svg:stroke-width="0cm" svg:stroke-color="#000000" draw:marker-start="" draw:marker-start-width="0.2cm" draw:marker-start-center="false" draw:marker-end-width="0.2cm" draw:marker-end-center="false" svg:stroke-opacity="100%" draw:stroke-linejoin="round" draw:fill="solid" draw:fill-color="#ffff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-width="0.2cm" draw:marker-end-center="false" svg:stroke-opacity="100%" draw:stroke-linejoin="round" draw:fill="none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fit-to-contour="false" fo:max-height="0cm" fo:max-width="0cm" fo:min-height="0.713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-width="0.2cm" draw:marker-end-center="false" svg:stroke-opacity="100%" draw:stroke-linejoin="round" draw:fill="none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fit-to-contour="false" fo:max-height="0cm" fo:max-width="0cm" fo:min-height="0.713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-width="0.2cm" draw:marker-end-center="false" svg:stroke-opacity="100%" draw:stroke-linejoin="round" draw:fill="none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fit-to-contour="false" fo:max-height="0cm" fo:max-width="0cm" fo:min-height="0.713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5cm" fo:min-width="0cm"/>
    </style:style>
    <style:style style:name="gr24" style:family="graphic" style:parent-style-name="standard">
      <style:graphic-properties draw:stroke="none" draw:fill="solid" draw:fill-color="#e6e6e6" draw:textarea-horizontal-align="center" draw:textarea-vertical-align="middle"/>
    </style:style>
    <style:style style:name="gr25" style:family="graphic" style:parent-style-name="standard">
      <style:graphic-properties draw:stroke="solid" svg:stroke-width="0cm" draw:marker-start-width="0.2cm" draw:marker-end-width="0.2cm" draw:fill="solid" draw:fill-color="#cccccc" draw:textarea-horizontal-align="center" draw:textarea-vertical-align="middle" fo:padding-top="0.1cm" fo:padding-bottom="0.1cm" fo:padding-left="0.225cm" fo:padding-right="0.225cm"/>
    </style:style>
    <style:style style:name="gr26" style:family="graphic" style:parent-style-name="standard">
      <style:graphic-properties draw:stroke="none" draw:fill="none" fo:min-height="2.48cm"/>
    </style:style>
    <style:style style:name="gr27" style:family="graphic" style:parent-style-name="standard">
      <style:graphic-properties draw:stroke="none" draw:fill="none" draw:fill-color="#b3b3b3" fo:min-height="2.48cm"/>
    </style:style>
    <style:style style:name="gr28" style:family="graphic" style:parent-style-name="standard">
      <style:graphic-properties draw:stroke="none" draw:fill="none" draw:fill-color="#99ccff" fo:min-height="4.108cm"/>
    </style:style>
    <style:style style:name="gr29" style:family="graphic" style:parent-style-name="standard">
      <style:graphic-properties draw:fill="solid" draw:fill-color="#ffffff" draw:textarea-horizontal-align="center" draw:textarea-vertical-align="middle"/>
    </style:style>
    <style:style style:name="gr30" style:family="graphic" style:parent-style-name="standard">
      <style:graphic-properties draw:fill="solid" draw:fill-color="#ffffff" draw:textarea-horizontal-align="center" draw:textarea-vertical-align="middle"/>
    </style:style>
    <style:style style:name="gr31" style:family="graphic" style:parent-style-name="standard">
      <style:graphic-properties draw:marker-start="Arrow" draw:marker-start-width="0.3cm" draw:marker-end="Arrow" draw:marker-end-width="0.3cm" draw:fill="solid" draw:fill-color="#e6e6e6" draw:textarea-horizontal-align="center" draw:textarea-vertical-align="middle"/>
    </style:style>
    <style:style style:name="gr32" style:family="graphic" style:parent-style-name="standard">
      <style:graphic-properties draw:stroke="none" draw:fill="none" fo:min-height="0.713cm"/>
    </style:style>
    <style:style style:name="gr33" style:family="graphic" style:parent-style-name="standard">
      <style:graphic-properties draw:stroke="none" draw:fill="none" fo:min-height="0.329cm"/>
    </style:style>
    <style:style style:name="gr34" style:family="graphic" style:parent-style-name="standard">
      <style:graphic-properties draw:stroke="solid" svg:stroke-width="0cm" draw:marker-start-width="0.2cm" draw:marker-end-width="0.2cm" draw:fill="solid" draw:fill-color="#cccccc" draw:textarea-vertical-align="middle" draw:auto-grow-height="false" fo:min-height="1.389cm"/>
    </style:style>
    <style:style style:name="gr35" style:family="graphic" style:parent-style-name="standard">
      <style:graphic-properties draw:stroke="none" draw:fill="none" fo:min-height="4.838cm"/>
    </style:style>
    <style:style style:name="gr36" style:family="graphic" style:parent-style-name="standard">
      <style:graphic-properties draw:fill="solid" draw:fill-color="#ffff99" draw:textarea-horizontal-align="center" draw:textarea-vertical-align="middle"/>
    </style:style>
    <style:style style:name="gr37" style:family="graphic" style:parent-style-name="standard">
      <style:graphic-properties draw:stroke="none" draw:fill="none" fo:min-height="0.687cm"/>
    </style:style>
    <style:style style:name="gr38" style:family="graphic" style:parent-style-name="standard">
      <style:graphic-properties draw:stroke="none" draw:fill="none" fo:min-height="3.694cm"/>
    </style:style>
    <style:style style:name="gr39" style:family="graphic" style:parent-style-name="standard">
      <style:graphic-properties draw:stroke="none" draw:fill="none" fo:min-height="2.07cm"/>
    </style:style>
    <style:style style:name="gr40" style:family="graphic" style:parent-style-name="standard">
      <style:graphic-properties draw:stroke="none" draw:fill="none" fo:min-height="1.377cm"/>
    </style:style>
    <style:style style:name="gr41" style:family="graphic" style:parent-style-name="standard">
      <style:graphic-properties draw:stroke="none" draw:stroke-dash="Dash_20_1" svg:stroke-width="0cm" draw:stroke-linejoin="none" draw:fill="solid" draw:fill-color="#cccccc" draw:textarea-horizontal-align="center" draw:textarea-vertical-align="middle"/>
    </style:style>
    <style:style style:name="gr42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43" style:family="graphic" style:parent-style-name="standard">
      <style:graphic-properties draw:stroke="solid" draw:fill="solid" draw:fill-color="#ffffff" draw:textarea-horizontal-align="center" draw:textarea-vertical-align="middle"/>
    </style:style>
    <style:style style:name="gr44" style:family="graphic" style:parent-style-name="standard">
      <style:graphic-properties draw:stroke="solid" draw:stroke-dash="Dash_20_1" svg:stroke-width="0cm" svg:stroke-color="#b3b3b3" draw:stroke-linejoin="round" draw:textarea-horizontal-align="center" draw:textarea-vertical-align="middle"/>
    </style:style>
    <style:style style:name="gr45" style:family="graphic" style:parent-style-name="standard">
      <style:graphic-properties draw:stroke="solid" draw:stroke-dash="Dash_20_1" svg:stroke-width="0.051cm" svg:stroke-color="#004586" draw:stroke-linejoin="round" draw:textarea-horizontal-align="center" draw:textarea-vertical-align="middle" fo:padding-top="0.025cm" fo:padding-bottom="0.025cm" fo:padding-left="0.025cm" fo:padding-right="0.025cm"/>
    </style:style>
    <style:style style:name="gr46" style:family="graphic" style:parent-style-name="standard">
      <style:graphic-properties draw:stroke="none" draw:stroke-dash="Dash_20_1" svg:stroke-width="0cm" svg:stroke-color="#004586" draw:stroke-linejoin="none" draw:fill="solid" draw:fill-color="#004586" draw:textarea-horizontal-align="center" draw:textarea-vertical-align="middle"/>
    </style:style>
    <style:style style:name="gr47" style:family="graphic" style:parent-style-name="standard">
      <style:graphic-properties draw:stroke="solid" draw:stroke-dash="Dash_20_1" svg:stroke-width="0cm" svg:stroke-color="#004586" draw:stroke-linejoin="round" draw:fill="none" draw:fill-color="#004586" draw:textarea-horizontal-align="center" draw:textarea-vertical-align="middle"/>
    </style:style>
    <style:style style:name="gr48" style:family="graphic" style:parent-style-name="standard">
      <style:graphic-properties draw:stroke="solid" draw:stroke-dash="Dash_20_1" svg:stroke-width="0.051cm" svg:stroke-color="#579d1c" draw:stroke-linejoin="round" draw:textarea-horizontal-align="center" draw:textarea-vertical-align="middle" fo:padding-top="0.025cm" fo:padding-bottom="0.025cm" fo:padding-left="0.025cm" fo:padding-right="0.025cm"/>
    </style:style>
    <style:style style:name="gr49" style:family="graphic" style:parent-style-name="standard">
      <style:graphic-properties draw:stroke="none" draw:stroke-dash="Dash_20_1" svg:stroke-width="0cm" svg:stroke-color="#579d1c" draw:stroke-linejoin="none" draw:fill="solid" draw:fill-color="#579d1c" draw:textarea-horizontal-align="center" draw:textarea-vertical-align="middle"/>
    </style:style>
    <style:style style:name="gr50" style:family="graphic" style:parent-style-name="standard">
      <style:graphic-properties draw:stroke="solid" draw:stroke-dash="Dash_20_1" svg:stroke-width="0cm" svg:stroke-color="#579d1c" draw:stroke-linejoin="round" draw:fill="none" draw:fill-color="#579d1c" draw:textarea-horizontal-align="center" draw:textarea-vertical-align="middle"/>
    </style:style>
    <style:style style:name="gr51" style:family="graphic" style:parent-style-name="standard">
      <style:graphic-properties draw:stroke="solid" draw:stroke-dash="Dash_20_1" svg:stroke-width="0.051cm" svg:stroke-color="#ff6633" draw:stroke-linejoin="round" draw:textarea-horizontal-align="center" draw:textarea-vertical-align="middle" fo:padding-top="0.025cm" fo:padding-bottom="0.025cm" fo:padding-left="0.025cm" fo:padding-right="0.025cm"/>
    </style:style>
    <style:style style:name="gr52" style:family="graphic" style:parent-style-name="standard">
      <style:graphic-properties draw:stroke="none" draw:stroke-dash="Dash_20_1" svg:stroke-width="0cm" svg:stroke-color="#ff6633" draw:stroke-linejoin="none" draw:fill="solid" draw:fill-color="#ff6633" draw:textarea-horizontal-align="center" draw:textarea-vertical-align="middle"/>
    </style:style>
    <style:style style:name="gr53" style:family="graphic" style:parent-style-name="standard">
      <style:graphic-properties draw:stroke="solid" draw:stroke-dash="Dash_20_1" svg:stroke-width="0cm" svg:stroke-color="#ff6633" draw:stroke-linejoin="round" draw:fill="none" draw:fill-color="#ff6633" draw:textarea-horizontal-align="center" draw:textarea-vertical-align="middle"/>
    </style:style>
    <style:style style:name="gr54" style:family="graphic" style:parent-style-name="standard">
      <style:graphic-properties draw:stroke="none" draw:fill="solid" draw:fill-color="#ffffff" draw:textarea-horizontal-align="left" draw:auto-grow-width="true" fo:min-height="0.143cm" fo:min-width="0.282cm"/>
    </style:style>
    <style:style style:name="gr55" style:family="graphic" style:parent-style-name="standard">
      <style:graphic-properties draw:stroke="none" draw:fill="solid" draw:fill-color="#ffffff" draw:textarea-horizontal-align="left" draw:auto-grow-width="true" fo:min-height="0.143cm" fo:min-width="0.858cm"/>
    </style:style>
    <style:style style:name="gr56" style:family="graphic" style:parent-style-name="standard">
      <style:graphic-properties draw:stroke="none" draw:fill="solid" draw:fill-color="#ffffff" draw:textarea-horizontal-align="left" draw:auto-grow-width="true" fo:min-height="0.143cm" fo:min-width="0.38cm"/>
    </style:style>
    <style:style style:name="gr57" style:family="graphic" style:parent-style-name="standard">
      <style:graphic-properties draw:stroke="none" draw:fill="solid" draw:fill-color="#ffffff" draw:textarea-horizontal-align="left" draw:auto-grow-width="true" fo:min-height="0.143cm" fo:min-width="0.086cm"/>
    </style:style>
    <style:style style:name="gr58" style:family="graphic" style:parent-style-name="standard">
      <style:graphic-properties draw:stroke="none" draw:fill="none" draw:fill-color="#ffffff" draw:textarea-horizontal-align="left" draw:auto-grow-width="true" fo:min-height="0.261cm" fo:min-width="12.131cm"/>
    </style:style>
    <style:style style:name="gr59" style:family="graphic" style:parent-style-name="standard">
      <style:graphic-properties draw:stroke="none" draw:fill="solid" draw:fill-color="#ffffff" draw:textarea-horizontal-align="left" draw:auto-grow-width="true" fo:min-height="0.103cm" fo:min-width="0.118cm"/>
    </style:style>
    <style:style style:name="gr60" style:family="graphic" style:parent-style-name="standard">
      <style:graphic-properties draw:stroke="none" draw:fill="solid" draw:fill-color="#ffffff" draw:textarea-horizontal-align="left" draw:auto-grow-width="true" fo:min-height="0.103cm" fo:min-width="3.211cm"/>
    </style:style>
    <style:style style:name="gr61" style:family="graphic" style:parent-style-name="standard">
      <style:graphic-properties draw:stroke="none" draw:fill="none" draw:fill-color="#ffffff" draw:textarea-horizontal-align="left" draw:auto-grow-width="true" fo:min-height="0.143cm" fo:min-width="2cm"/>
    </style:style>
    <style:style style:name="gr62" style:family="graphic" style:parent-style-name="standard">
      <style:graphic-properties draw:stroke="solid" draw:stroke-dash="Dash_20_1" svg:stroke-width="0cm" svg:stroke-color="#ff6633" draw:stroke-linejoin="round" draw:fill="solid" draw:fill-color="#ff6633" draw:textarea-horizontal-align="center" draw:textarea-vertical-align="middle"/>
    </style:style>
    <style:style style:name="gr63" style:family="graphic" style:parent-style-name="standard">
      <style:graphic-properties draw:stroke="none" draw:fill="none" draw:fill-color="#ffffff" draw:textarea-horizontal-align="left" draw:auto-grow-width="true" fo:min-height="0.143cm" fo:min-width="4.34cm"/>
    </style:style>
    <style:style style:name="gr64" style:family="graphic" style:parent-style-name="standard">
      <style:graphic-properties draw:stroke="none" draw:fill="none" draw:fill-color="#ffffff" draw:textarea-horizontal-align="left" draw:auto-grow-width="true" fo:min-height="0.143cm" fo:min-width="2.833cm"/>
    </style:style>
    <style:style style:name="gr65" style:family="graphic" style:parent-style-name="standard">
      <style:graphic-properties draw:stroke="solid" draw:stroke-dash="Dash_20_1" svg:stroke-width="0.05cm" svg:stroke-color="#579d1c" draw:marker-start-width="0.155cm" draw:marker-end-width="0.155cm" draw:stroke-linejoin="round" draw:textarea-horizontal-align="center" draw:textarea-vertical-align="middle" fo:padding-top="0.025cm" fo:padding-bottom="0.025cm" fo:padding-left="0.025cm" fo:padding-right="0.025cm"/>
    </style:style>
    <style:style style:name="gr66" style:family="graphic" style:parent-style-name="standard">
      <style:graphic-properties draw:stroke="solid" draw:stroke-dash="Dash_20_1" svg:stroke-width="0.05cm" svg:stroke-color="#ff950e" draw:marker-start-width="0.155cm" draw:marker-end-width="0.155cm" draw:stroke-linejoin="round" draw:textarea-horizontal-align="center" draw:textarea-vertical-align="middle" fo:padding-top="0.025cm" fo:padding-bottom="0.025cm" fo:padding-left="0.025cm" fo:padding-right="0.025cm"/>
    </style:style>
    <style:style style:name="gr67" style:family="graphic" style:parent-style-name="standard">
      <style:graphic-properties draw:stroke="none" draw:stroke-dash="Dash_20_1" svg:stroke-width="0cm" svg:stroke-color="#ff950e" draw:stroke-linejoin="none" draw:fill="solid" draw:fill-color="#ff950e" draw:textarea-horizontal-align="center" draw:textarea-vertical-align="middle"/>
    </style:style>
    <style:style style:name="gr68" style:family="graphic" style:parent-style-name="standard">
      <style:graphic-properties draw:stroke="solid" draw:stroke-dash="Dash_20_1" svg:stroke-width="0cm" svg:stroke-color="#ff950e" draw:stroke-linejoin="round" draw:fill="none" draw:fill-color="#ff950e" draw:textarea-horizontal-align="center" draw:textarea-vertical-align="middle"/>
    </style:style>
    <style:style style:name="gr69" style:family="graphic" style:parent-style-name="standard">
      <style:graphic-properties draw:stroke="solid" draw:stroke-dash="Dash_20_1" svg:stroke-width="0cm" svg:stroke-color="#ff950e" draw:stroke-linejoin="round" draw:fill="solid" draw:fill-color="#ff950e" draw:textarea-horizontal-align="center" draw:textarea-vertical-align="middle"/>
    </style:style>
    <style:style style:name="gr70" style:family="graphic" style:parent-style-name="standard">
      <style:graphic-properties draw:stroke="none" draw:fill="solid" draw:fill-color="#ffffff" draw:textarea-vertical-align="middle" draw:auto-grow-height="false" fo:min-height="0.713cm"/>
    </style:style>
    <style:style style:name="gr71" style:family="graphic" style:parent-style-name="standard">
      <style:graphic-properties draw:stroke="none" draw:fill="solid" draw:fill-color="#ffffff" fo:min-height="0.514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3pt" style:font-size-asian="13pt" style:font-size-complex="13pt"/>
    </style:style>
    <style:style style:name="P10" style:family="paragraph">
      <style:text-properties style:use-window-font-color="true" style:text-outline="false" style:text-line-through-style="none" fo:font-family="'Liberation Sans'" style:font-family-generic="swiss" style:font-pitch="variable" fo:font-size="13pt" fo:font-style="normal" fo:text-shadow="none" style:text-underline-style="none" fo:font-weight="normal" style:text-underline-mode="continuous" style:text-overline-mode="continuous" style:text-line-through-mode="continuous" style:font-family-asian="'Liberation Sans'" style:font-family-generic-asian="swiss" style:font-pitch-asian="variable" style:font-size-asian="13pt" style:font-family-complex="'Liberation Sans'" style:font-family-generic-complex="swiss" style:font-pitch-complex="variable" style:font-size-complex="13pt" style:text-scale="100%" style:text-overline-style="none" style:text-overline-color="font-color"/>
    </style:style>
    <style:style style:name="P11" style:family="paragraph">
      <style:text-properties fo:font-size="13pt" style:font-size-asian="13pt" style:font-size-complex="13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use-window-font-color="true" style:text-outline="false" style:text-line-through-style="none" fo:font-family="'Liberation Sans'" style:font-family-generic="swiss" style:font-pitch="variable" fo:font-size="13pt" fo:font-style="normal" fo:text-shadow="none" style:text-underline-style="none" fo:font-weight="normal" style:text-underline-mode="continuous" style:text-overline-mode="continuous" style:text-line-through-mode="continuous" style:font-family-asian="'Liberation Sans'" style:font-family-generic-asian="swiss" style:font-pitch-asian="variable" style:font-size-asian="13pt" style:font-family-complex="'Liberation Sans'" style:font-family-generic-complex="swiss" style:font-pitch-complex="variable" style:font-size-complex="13pt" style:text-scale="100%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'Liberation Sans'" style:font-family-generic="swiss" style:font-pitch="variable" fo:font-size="15pt" fo:font-style="normal" fo:text-shadow="none" style:text-underline-style="none" fo:font-weight="bold" style:text-underline-mode="continuous" style:text-overline-mode="continuous" style:text-line-through-mode="continuous" style:font-family-asian="'Liberation Sans'" style:font-family-generic-asian="swiss" style:font-pitch-asian="variable" style:font-size-asian="15pt" style:font-weight-asian="bold" style:font-family-complex="'Liberation Sans'" style:font-family-generic-complex="swiss" style:font-pitch-complex="variable" style:font-size-complex="15pt" style:font-weight-complex="bold" style:text-scale="100%" style:text-overline-style="none" style:text-overline-color="font-color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5.915cm" svg:height="4.035cm" svg:x="6.754cm" svg:y="8.121cm">
          <draw:text-box>
            <text:p text:style-name="P1"><text:span text:style-name="T1">Inklusion bedeutet</text:span></text:p>
            <text:p text:style-name="P1"><text:span text:style-name="T1">eine Schule für alle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1" draw:layer="layout" svg:width="20.757cm" svg:height="2.143cm" svg:x="1.27cm" svg:y="1cm">
          <draw:text-box>
            <text:p text:style-name="P1">Ursprung und Umsetzung</text:p>
          </draw:text-box>
        </draw:frame>
        <draw:frame draw:style-name="gr1" draw:text-style-name="P1" draw:layer="layout" svg:width="17.146cm" svg:height="2.143cm" svg:x="5.443cm" svg:y="12.988cm">
          <draw:text-box>
            <text:p text:style-name="P1">Porter/ Richler (1991)</text:p>
          </draw:text-box>
        </draw:frame>
        <draw:frame draw:style-name="gr1" draw:text-style-name="P2" draw:layer="layout" svg:width="16.256cm" svg:height="1.673cm" svg:x="11.227cm" svg:y="7.354cm">
          <draw:text-box>
            <text:p text:style-name="P2"><text:span text:style-name="T2">Bank-Mikelson/ Nirje (1967)</text:span></text:p>
          </draw:text-box>
        </draw:frame>
        <draw:frame draw:style-name="gr3" draw:text-style-name="P2" draw:layer="layout" svg:width="13.292cm" svg:height="1.673cm" svg:x="11.374cm" svg:y="9.972cm">
          <draw:text-box>
            <text:p text:style-name="P2"><text:span text:style-name="T2">Wolfensberger (1972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1" draw:layer="layout" svg:width="22.405cm" svg:height="2.143cm" svg:x="3.458cm" svg:y="6.639cm">
          <draw:text-box>
            <text:p text:style-name="P1">Salamanca statement (1994)</text:p>
          </draw:text-box>
        </draw:frame>
        <draw:frame draw:style-name="gr4" draw:text-style-name="P2" draw:layer="layout" svg:width="23.258cm" svg:height="4.517cm" svg:x="3.324cm" svg:y="15.345cm">
          <draw:text-box>
            <text:p text:style-name="P2"><text:span text:style-name="T2">... zu lange wurden die Probleme von Menschen mit Behinderung durch eine behindernde Gesellschaft verursacht ...</text:span></text:p>
          </draw:text-box>
        </draw:frame>
        <draw:frame draw:style-name="gr5" draw:text-style-name="P1" draw:layer="layout" svg:width="7.777cm" svg:height="2.143cm" svg:x="1.27cm" svg:y="1cm">
          <draw:text-box>
            <text:p text:style-name="P1">UNESCO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1" draw:text-style-name="P1" draw:layer="layout" svg:width="27.16cm" svg:height="4.035cm" svg:x="1.014cm" svg:y="5.757cm">
          <draw:text-box>
            <text:p text:style-name="P1">Convention on the Rights of Persons with Disabilities (2006)</text:p>
          </draw:text-box>
        </draw:frame>
        <draw:frame draw:style-name="gr1" draw:text-style-name="P1" draw:layer="layout" svg:width="17.326cm" svg:height="2.143cm" svg:x="7.084cm" svg:y="13.608cm">
          <draw:text-box>
            <text:p text:style-name="P1">Art. 24 Abs.1 VN-BRK</text:p>
          </draw:text-box>
        </draw:frame>
        <draw:frame draw:style-name="gr6" draw:text-style-name="P1" draw:layer="layout" svg:width="13.948cm" svg:height="2.143cm" svg:x="1.27cm" svg:y="1cm">
          <draw:text-box>
            <text:p text:style-name="P1">United Nations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1" draw:text-style-name="P1" draw:layer="layout" svg:width="15.832cm" svg:height="2.143cm" svg:x="5.207cm" svg:y="6.519cm">
          <draw:text-box>
            <text:p text:style-name="P1">Beschluss der KMK</text:p>
          </draw:text-box>
        </draw:frame>
        <draw:frame draw:style-name="gr7" draw:text-style-name="P2" draw:layer="layout" svg:width="27.16cm" svg:height="5.939cm" svg:x="1.27cm" svg:y="13.892cm">
          <draw:text-box>
            <text:p text:style-name="P2"><text:span text:style-name="T2">... Die Länder stellen sich ausdrücklich diesen Herausforderungen und dem damit ver-bundenen pädagogischen Perspektivwechsel bezogen auf Kinder mit Behinderungen.</text:span></text:p>
          </draw:text-box>
        </draw:frame>
        <draw:frame draw:style-name="gr1" draw:text-style-name="P1" draw:layer="layout" svg:width="27.16cm" svg:height="4.035cm" svg:x="1.27cm" svg:y="1cm">
          <draw:text-box>
            <text:p text:style-name="P1">Kultusministerkonferenz vom 18.11.2010 KMK (2010)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draw:style-name="gr8" draw:text-style-name="P1" draw:layer="layout" svg:width="27.044cm" svg:height="17.279cm" svg:x="1.27cm" svg:y="2cm">
          <draw:text-box>
            <text:p text:style-name="P1"><text:span text:style-name="T1">Inklusion beschreibt das ratifizierte Recht auf Bildung für alle. Menschen werden innerhalb gleicher allgemeiner Schulformen in derselben Lerngruppe unter-richtet. Dabei ist die Unterschied-lichkeit der Einzelnen Grundlage der Entwicklung der Kompetenzen aller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1" draw:text-style-name="P1" draw:layer="layout" svg:width="25.908cm" svg:height="2.143cm" svg:x="2.522cm" svg:y="1.281cm">
          <draw:text-box>
            <text:p text:style-name="P1">Sonderpädagogische Förderung</text:p>
          </draw:text-box>
        </draw:frame>
        <draw:frame draw:style-name="gr4" draw:text-style-name="P2" draw:layer="layout" svg:width="27.032cm" svg:height="5.939cm" svg:x="1.398cm" svg:y="13.975cm">
          <draw:text-box>
            <text:p text:style-name="P2"><text:span text:style-name="T2">Verordnung über die sonderpädagogische Förderung, den Hausunterricht und die Schule für Kranke (Ausbildungsordnung gemäß § 52 SchulG – AO-SF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g>
          <draw:line draw:style-name="gr9" draw:text-style-name="P4" draw:layer="layout" svg:x1="13.279cm" svg:y1="3.107cm" svg:x2="11.214cm" svg:y2="7.366cm">
            <text:p/>
          </draw:line>
          <draw:g>
            <draw:rect draw:style-name="gr10" draw:text-style-name="P4" draw:layer="layout" svg:width="11.255cm" svg:height="1.524cm" svg:x="9.692cm" svg:y="1.804cm">
              <text:p/>
            </draw:rect>
            <draw:frame draw:style-name="gr11" draw:text-style-name="P6" draw:layer="layout" svg:width="9.502cm" svg:height="0.713cm" svg:x="10.568cm" svg:y="2.21cm">
              <draw:text-box>
                <text:p text:style-name="P5">Eltern oder die allgemeine Schule</text:p>
              </draw:text-box>
            </draw:frame>
          </draw:g>
          <draw:g>
            <draw:custom-shape draw:style-name="gr12" draw:text-style-name="P4" draw:layer="layout" svg:width="18.746cm" svg:height="8.017cm" svg:x="5.881cm" svg:y="7.228cm">
              <text:p text:style-name="P5"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13" draw:text-style-name="P4" draw:layer="layout" svg:width="14.261cm" svg:height="3.293cm" svg:x="8.228cm" svg:y="11.353cm">
              <draw:text-box>
                <text:p text:style-name="P7">zuständige</text:p>
                <text:p text:style-name="P7">Schulaufsichtsbehörde</text:p>
                <text:p text:style-name="P7">(untere- oder obere Schulaufsicht)</text:p>
              </draw:text-box>
            </draw:frame>
          </draw:g>
          <draw:frame draw:style-name="gr14" draw:text-style-name="P6" draw:layer="layout" svg:width="3.364cm" svg:height="0.962cm" svg:x="6.984cm" svg:y="15.871cm">
            <draw:text-box>
              <text:p text:style-name="P5">beauftragt</text:p>
            </draw:text-box>
          </draw:frame>
          <draw:line draw:style-name="gr15" draw:text-style-name="P4" draw:layer="layout" svg:x1="10.344cm" svg:y1="14.404cm" svg:x2="10.344cm" svg:y2="18.602cm">
            <text:p/>
          </draw:line>
          <draw:line draw:style-name="gr16" draw:text-style-name="P4" draw:layer="layout" svg:x1="10.762cm" svg:y1="11.52cm" svg:x2="10.685cm" svg:y2="9.617cm">
            <text:p/>
          </draw:line>
          <draw:g>
            <draw:ellipse draw:style-name="gr17" draw:text-style-name="P4" draw:layer="layout" svg:width="8.635cm" svg:height="1.864cm" svg:x="6.877cm" svg:y="7.531cm">
              <text:p text:style-name="P5">Eröffnung des Verfahrens</text:p>
            </draw:ellipse>
          </draw:g>
          <draw:frame draw:style-name="gr18" draw:text-style-name="P6" draw:layer="layout" svg:width="2.377cm" svg:height="0.963cm" svg:x="12.467cm" svg:y="5.004cm">
            <draw:text-box>
              <text:p text:style-name="P5">Antrag</text:p>
            </draw:text-box>
          </draw:frame>
          <draw:frame draw:style-name="gr19" draw:text-style-name="P6" draw:layer="layout" svg:width="3.749cm" svg:height="0.963cm" svg:x="6.624cm" svg:y="9.989cm">
            <draw:text-box>
              <text:p text:style-name="P5">entscheidet</text:p>
            </draw:text-box>
          </draw:frame>
          <draw:frame draw:style-name="gr20" draw:text-style-name="P6" draw:layer="layout" svg:width="3.532cm" svg:height="0.963cm" svg:x="19.862cm" svg:y="16.646cm">
            <draw:text-box>
              <text:p text:style-name="P5">informiert </text:p>
            </draw:text-box>
          </draw:frame>
        </draw:g>
        <draw:line draw:style-name="gr21" draw:text-style-name="P8" draw:layer="layout" svg:x1="23.049cm" svg:y1="14.51cm" svg:x2="23.049cm" svg:y2="19.51cm">
          <text:p/>
        </draw:lin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line draw:style-name="gr22" draw:text-style-name="P8" draw:layer="layout" svg:x1="16.675cm" svg:y1="14.416cm" svg:x2="16.535cm" svg:y2="1.736cm">
          <text:p/>
        </draw:line>
        <draw:frame draw:style-name="gr23" draw:layer="layout" svg:width="3.749cm" svg:height="1.673cm" svg:x="18.995cm" svg:y="18.554cm">
          <draw:text-box>
            <text:p>entscheidet</text:p>
            <text:p>über</text:p>
          </draw:text-box>
        </draw:frame>
        <draw:rect draw:style-name="gr24" draw:text-style-name="P8" draw:layer="layout" svg:width="10.29cm" svg:height="14.816cm" svg:x="5.114cm" svg:y="2.494cm">
          <text:p/>
        </draw:rect>
        <draw:line draw:style-name="gr22" draw:text-style-name="P8" draw:layer="layout" svg:x1="9.972cm" svg:y1="11.233cm" svg:x2="12.046cm" svg:y2="11.757cm">
          <text:p/>
        </draw:line>
        <draw:rect draw:style-name="gr25" draw:text-style-name="P8" draw:layer="layout" svg:width="4.675cm" svg:height="4.061cm" svg:x="5.421cm" svg:y="7.624cm">
          <text:p/>
        </draw:rect>
        <draw:rect draw:style-name="gr25" draw:text-style-name="P8" draw:layer="layout" svg:width="4.864cm" svg:height="2.708cm" svg:x="5.323cm" svg:y="3.064cm">
          <text:p/>
        </draw:rect>
        <draw:frame draw:style-name="gr26" draw:layer="layout" svg:width="4.562cm" svg:height="2.73cm" svg:x="5.441cm" svg:y="3.252cm">
          <draw:text-box>
            <text:p>sonder-pädagogische</text:p>
            <text:p>Lehrkraft</text:p>
          </draw:text-box>
        </draw:frame>
        <draw:rect draw:style-name="gr25" draw:text-style-name="P8" draw:layer="layout" svg:width="4.864cm" svg:height="2.708cm" svg:x="10.469cm" svg:y="3.064cm">
          <text:p/>
        </draw:rect>
        <draw:frame draw:style-name="gr27" draw:layer="layout" svg:width="4.16cm" svg:height="2.73cm" svg:x="10.711cm" svg:y="3.252cm">
          <draw:text-box>
            <text:p>Lehrkraft der</text:p>
            <text:p>allgemeinen</text:p>
            <text:p>Schule</text:p>
          </draw:text-box>
        </draw:frame>
        <draw:frame draw:style-name="gr28" draw:layer="layout" svg:width="4.622cm" svg:height="4.358cm" svg:x="5.417cm" svg:y="7.906cm">
          <draw:text-box>
            <text:p>schulärztliche</text:p>
            <text:p>Untersuchung</text:p>
            <text:p>durch untere</text:p>
            <text:p>Gesundheits-</text:p>
            <text:p>behörde</text:p>
          </draw:text-box>
        </draw:frame>
        <draw:line draw:style-name="gr22" draw:text-style-name="P8" draw:layer="layout" svg:x1="10.664cm" svg:y1="6.49cm" svg:x2="13.871cm" svg:y2="10.96cm">
          <text:p/>
        </draw:line>
        <draw:g>
          <draw:ellipse draw:style-name="gr29" draw:text-style-name="P8" draw:layer="layout" svg:width="7.639cm" svg:height="2.325cm" svg:x="11.95cm" svg:y="11.198cm">
            <text:p>Gutachten</text:p>
          </draw:ellipse>
        </draw:g>
        <draw:g>
          <draw:circle draw:style-name="gr30" draw:text-style-name="P8" draw:layer="layout" svg:width="1.626cm" svg:height="1.626cm" svg:x="9.462cm" svg:y="5.173cm">
            <text:p/>
          </draw:circle>
          <draw:line draw:style-name="gr31" draw:text-style-name="P8" draw:layer="layout" svg:x1="9.686cm" svg:y1="5.99cm" svg:x2="10.864cm" svg:y2="5.983cm">
            <text:p/>
          </draw:line>
        </draw:g>
        <draw:g>
          <draw:ellipse draw:style-name="gr29" draw:text-style-name="P8" draw:layer="layout" svg:width="9.883cm" svg:height="1.869cm" svg:x="9.609cm" svg:y="14.09cm">
            <text:p>evt. Gutachten weiterer</text:p>
            <text:p>Fachkräfte/-dienste</text:p>
          </draw:ellipse>
        </draw:g>
        <draw:path draw:style-name="gr30" draw:text-style-name="P8" draw:layer="layout" svg:width="4.664cm" svg:height="5.999cm" svg:x="18.014cm" svg:y="1.863cm" svg:viewBox="0 0 4665 6000" svg:d="m4665 5497c-53 34-108 68-165 101-478 276-948 402-1500 402s-1022-126-1500-402-822-620-1098-1098-402-948-402-1500 126-1022 402-1500 620-822 1098-1098 948-402 1500-402 1022 126 1500 402c57 33 112 67 165 101z">
          <text:p/>
        </draw:path>
        <draw:frame draw:style-name="gr32" draw:layer="layout" svg:width="4.871cm" svg:height="1.673cm" svg:x="18.145cm" svg:y="4.195cm">
          <draw:text-box>
            <text:p>Förderschwer-punkte</text:p>
          </draw:text-box>
        </draw:frame>
        <draw:frame draw:style-name="gr32" draw:layer="layout" svg:width="2.627cm" svg:height="0.963cm" svg:x="19.236cm" svg:y="3.233cm">
          <draw:text-box>
            <text:p>Gründe</text:p>
          </draw:text-box>
        </draw:frame>
        <draw:frame draw:style-name="gr33" draw:layer="layout" svg:width="3.024cm" svg:height="1.673cm" svg:x="19.229cm" svg:y="5.827cm">
          <draw:text-box>
            <text:p>Einver-nehmen</text:p>
          </draw:text-box>
        </draw:frame>
        <draw:frame draw:style-name="gr32" draw:layer="layout" svg:width="3.893cm" svg:height="0.963cm" svg:x="10.991cm" svg:y="6.484cm">
          <draw:text-box>
            <text:p>laden Eltern</text:p>
          </draw:text-box>
        </draw:frame>
        <draw:frame draw:style-name="gr32" draw:layer="layout" svg:width="3.416cm" svg:height="0.963cm" svg:x="11.968cm" svg:y="7.845cm">
          <draw:text-box>
            <text:p>Gespräch</text:p>
          </draw:text-box>
        </draw:frame>
        <draw:frame draw:style-name="gr32" draw:layer="layout" svg:width="1.704cm" svg:height="0.963cm" svg:x="11.526cm" svg:y="7.115cm">
          <draw:text-box>
            <text:p>zum</text:p>
          </draw:text-box>
        </draw:frame>
        <draw:frame draw:style-name="gr32" draw:layer="layout" svg:width="1.349cm" svg:height="0.963cm" svg:x="12.606cm" svg:y="8.515cm">
          <draw:text-box>
            <text:p>ein</text:p>
          </draw:text-box>
        </draw:frame>
        <draw:frame draw:style-name="gr34" draw:text-style-name="P8" draw:layer="layout" svg:width="3.68cm" svg:height="1.639cm" svg:x="18.819cm" svg:y="1.255cm">
          <draw:text-box>
            <text:p text:style-name="P8">Eltern</text:p>
          </draw:text-box>
        </draw:frame>
        <draw:line draw:style-name="gr22" draw:text-style-name="P8" draw:layer="layout" svg:x1="23.008cm" svg:y1="0.214cm" svg:x2="23.01cm" svg:y2="20.214cm">
          <text:p/>
        </draw:lin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g>
          <draw:rect draw:style-name="gr24" draw:text-style-name="P8" draw:layer="layout" svg:width="20.668cm" svg:height="19.089cm" svg:x="4.522cm" svg:y="1cm">
            <text:p/>
          </draw:rect>
          <draw:rect draw:style-name="gr30" draw:text-style-name="P8" draw:layer="layout" svg:width="16.776cm" svg:height="5.586cm" svg:x="4.811cm" svg:y="13.688cm">
            <text:p/>
          </draw:rect>
          <draw:rect draw:style-name="gr30" draw:text-style-name="P8" draw:layer="layout" svg:width="16.776cm" svg:height="5.586cm" svg:x="4.811cm" svg:y="6.788cm">
            <text:p/>
          </draw:rect>
          <draw:frame draw:style-name="gr35" draw:layer="layout" svg:width="12.977cm" svg:height="5.228cm" svg:x="5.044cm" svg:y="6.948cm">
            <draw:text-box>
              <text:p>1. Lernen</text:p>
              <text:p>2. Sprache</text:p>
              <text:p>3. Emotionale und soziale Entwicklung</text:p>
              <text:p>4. Hören und Kommunikation</text:p>
              <text:p>5. Sehen</text:p>
              <text:p>6. Geistige Entwicklung</text:p>
              <text:p>7. Körperliche und motorische Entwicklung</text:p>
            </draw:text-box>
          </draw:frame>
          <draw:g>
            <draw:rect draw:style-name="gr36" draw:text-style-name="P8" draw:layer="layout" svg:width="5.292cm" svg:height="2.304cm" svg:x="19.731cm" svg:y="14.09cm">
              <text:p/>
            </draw:rect>
            <draw:g>
              <draw:frame draw:style-name="gr37" draw:layer="layout" svg:width="3.307cm" svg:height="0.962cm" svg:x="20.231cm" svg:y="14.804cm">
                <draw:text-box>
                  <text:p>Förderort</text:p>
                </draw:text-box>
              </draw:frame>
            </draw:g>
          </draw:g>
          <draw:frame draw:style-name="gr38" draw:layer="layout" svg:width="15.751cm" svg:height="3.944cm" svg:x="4.789cm" svg:y="15.061cm">
            <draw:text-box>
              <text:p>Allgemeine Schule</text:p>
              <text:p>(Gemeinsamer Unterricht, Integrative Lerngruppen),</text:p>
              <text:p>Förderschule (auch Förderberufskolleg)</text:p>
              <text:p>Sonderpädagogische Förderklasse am Berufskolleg</text:p>
              <text:p>Schule für Kranke</text:p>
            </draw:text-box>
          </draw:frame>
          <draw:g>
            <draw:rect draw:style-name="gr36" draw:text-style-name="P8" draw:layer="layout" svg:width="5.292cm" svg:height="2.304cm" svg:x="19.731cm" svg:y="1.812cm">
              <text:p/>
            </draw:rect>
            <draw:frame draw:style-name="gr39" draw:layer="layout" svg:width="4.916cm" svg:height="2.384cm" svg:x="20.043cm" svg:y="1.759cm">
              <draw:text-box>
                <text:p>sonder-pädagogischen</text:p>
                <text:p>Förderbedarf</text:p>
              </draw:text-box>
            </draw:frame>
          </draw:g>
          <draw:g>
            <draw:rect draw:style-name="gr36" draw:text-style-name="P8" draw:layer="layout" svg:width="5.292cm" svg:height="2.304cm" svg:x="19.731cm" svg:y="8.1cm">
              <text:p/>
            </draw:rect>
            <draw:g>
              <draw:frame draw:style-name="gr40" draw:layer="layout" svg:width="4.935cm" svg:height="1.673cm" svg:x="20.034cm" svg:y="8.446cm">
                <draw:text-box>
                  <text:p>Förder-schwerpunkt(e)</text:p>
                </draw:text-box>
              </draw:frame>
            </draw:g>
          </draw:g>
        </draw:g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polygon draw:style-name="gr41" draw:text-style-name="P8" draw:layer="layout" svg:width="27.209cm" svg:height="18.999cm" svg:x="1.27cm" svg:y="1cm" svg:viewBox="0 0 27210 19000" draw:points="13606,19000 0,19000 0,0 27210,0 27210,19000">
          <text:p/>
        </draw:polygon>
        <draw:rect draw:style-name="gr42" draw:text-style-name="P9" draw:layer="layout" svg:width="17.008cm" svg:height="3.075cm" svg:x="1.27cm" svg:y="16.925cm">
          <text:p/>
        </draw:rect>
        <draw:rect draw:style-name="gr43" draw:text-style-name="P9" draw:layer="layout" svg:width="16.738cm" svg:height="11.905cm" svg:x="10.807cm" svg:y="3.172cm">
          <text:p/>
        </draw:rect>
        <draw:line draw:style-name="gr44" draw:text-style-name="P9" draw:layer="layout" svg:x1="12.482cm" svg:y1="3.19cm" svg:x2="12.482cm" svg:y2="15.031cm">
          <text:p/>
        </draw:line>
        <draw:line draw:style-name="gr44" draw:text-style-name="P9" draw:layer="layout" svg:x1="14.153cm" svg:y1="3.19cm" svg:x2="14.153cm" svg:y2="15.031cm">
          <text:p/>
        </draw:line>
        <draw:line draw:style-name="gr44" draw:text-style-name="P9" draw:layer="layout" svg:x1="15.824cm" svg:y1="3.19cm" svg:x2="15.824cm" svg:y2="15.031cm">
          <text:p/>
        </draw:line>
        <draw:line draw:style-name="gr44" draw:text-style-name="P9" draw:layer="layout" svg:x1="17.495cm" svg:y1="3.19cm" svg:x2="17.495cm" svg:y2="15.031cm">
          <text:p/>
        </draw:line>
        <draw:line draw:style-name="gr44" draw:text-style-name="P9" draw:layer="layout" svg:x1="19.166cm" svg:y1="3.19cm" svg:x2="19.166cm" svg:y2="15.031cm">
          <text:p/>
        </draw:line>
        <draw:line draw:style-name="gr44" draw:text-style-name="P9" draw:layer="layout" svg:x1="20.837cm" svg:y1="3.19cm" svg:x2="20.837cm" svg:y2="15.031cm">
          <text:p/>
        </draw:line>
        <draw:line draw:style-name="gr44" draw:text-style-name="P9" draw:layer="layout" svg:x1="22.508cm" svg:y1="3.19cm" svg:x2="22.508cm" svg:y2="15.031cm">
          <text:p/>
        </draw:line>
        <draw:line draw:style-name="gr44" draw:text-style-name="P9" draw:layer="layout" svg:x1="24.178cm" svg:y1="3.19cm" svg:x2="24.178cm" svg:y2="15.031cm">
          <text:p/>
        </draw:line>
        <draw:line draw:style-name="gr44" draw:text-style-name="P9" draw:layer="layout" svg:x1="25.849cm" svg:y1="3.19cm" svg:x2="25.849cm" svg:y2="15.031cm">
          <text:p/>
        </draw:line>
        <draw:line draw:style-name="gr44" draw:text-style-name="P9" draw:layer="layout" svg:x1="27.52cm" svg:y1="3.19cm" svg:x2="27.52cm" svg:y2="15.031cm">
          <text:p/>
        </draw:line>
        <draw:polyline draw:style-name="gr45" draw:text-style-name="P9" draw:layer="layout" svg:width="16.708cm" svg:height="0.538cm" svg:x="10.811cm" svg:y="5.174cm" svg:viewBox="0 0 16709 539" draw:points="0,182 1671,142 3342,93 5013,18 6684,0 8355,34 10026,113 11697,177 13368,295 15038,386 16709,539">
          <text:p/>
        </draw:polyline>
        <draw:polygon draw:style-name="gr46" draw:text-style-name="P9" draw:layer="layout" svg:width="0.199cm" svg:height="0.199cm" svg:x="10.711cm" svg:y="5.256cm" svg:viewBox="0 0 200 200" draw:points="0,0 0,200 200,200 200,0">
          <text:p/>
        </draw:polygon>
        <draw:polygon draw:style-name="gr47" draw:text-style-name="P9" draw:layer="layout" svg:width="0.199cm" svg:height="0.199cm" svg:x="10.711cm" svg:y="5.256cm" svg:viewBox="0 0 200 200" draw:points="0,0 0,200 200,200 200,0">
          <text:p/>
        </draw:polygon>
        <draw:polygon draw:style-name="gr46" draw:text-style-name="P9" draw:layer="layout" svg:width="0.249cm" svg:height="0.249cm" svg:x="12.357cm" svg:y="5.191cm" svg:viewBox="0 0 250 250" draw:points="0,0 0,250 250,250 250,0">
          <text:p/>
        </draw:polygon>
        <draw:polygon draw:style-name="gr47" draw:text-style-name="P9" draw:layer="layout" svg:width="0.249cm" svg:height="0.249cm" svg:x="12.357cm" svg:y="5.191cm" svg:viewBox="0 0 250 250" draw:points="0,0 0,250 250,250 250,0">
          <text:p/>
        </draw:polygon>
        <draw:polygon draw:style-name="gr46" draw:text-style-name="P9" draw:layer="layout" svg:width="0.199cm" svg:height="0.199cm" svg:x="14.053cm" svg:y="5.167cm" svg:viewBox="0 0 200 200" draw:points="0,0 0,200 200,200 200,0">
          <text:p/>
        </draw:polygon>
        <draw:polygon draw:style-name="gr47" draw:text-style-name="P9" draw:layer="layout" svg:width="0.199cm" svg:height="0.199cm" svg:x="14.053cm" svg:y="5.167cm" svg:viewBox="0 0 200 200" draw:points="0,0 0,200 200,200 200,0">
          <text:p/>
        </draw:polygon>
        <draw:polygon draw:style-name="gr46" draw:text-style-name="P9" draw:layer="layout" svg:width="0.199cm" svg:height="0.199cm" svg:x="15.724cm" svg:y="5.092cm" svg:viewBox="0 0 200 200" draw:points="0,0 0,200 200,200 200,0">
          <text:p/>
        </draw:polygon>
        <draw:polygon draw:style-name="gr47" draw:text-style-name="P9" draw:layer="layout" svg:width="0.199cm" svg:height="0.199cm" svg:x="15.724cm" svg:y="5.092cm" svg:viewBox="0 0 200 200" draw:points="0,0 0,200 200,200 200,0">
          <text:p/>
        </draw:polygon>
        <draw:polygon draw:style-name="gr46" draw:text-style-name="P9" draw:layer="layout" svg:width="0.199cm" svg:height="0.199cm" svg:x="17.395cm" svg:y="5.074cm" svg:viewBox="0 0 200 200" draw:points="0,0 0,200 200,200 200,0">
          <text:p/>
        </draw:polygon>
        <draw:polygon draw:style-name="gr47" draw:text-style-name="P9" draw:layer="layout" svg:width="0.199cm" svg:height="0.199cm" svg:x="17.395cm" svg:y="5.074cm" svg:viewBox="0 0 200 200" draw:points="0,0 0,200 200,200 200,0">
          <text:p/>
        </draw:polygon>
        <draw:polygon draw:style-name="gr46" draw:text-style-name="P9" draw:layer="layout" svg:width="0.199cm" svg:height="0.199cm" svg:x="19.066cm" svg:y="5.108cm" svg:viewBox="0 0 200 200" draw:points="0,0 0,200 200,200 200,0">
          <text:p/>
        </draw:polygon>
        <draw:polygon draw:style-name="gr47" draw:text-style-name="P9" draw:layer="layout" svg:width="0.199cm" svg:height="0.199cm" svg:x="19.066cm" svg:y="5.108cm" svg:viewBox="0 0 200 200" draw:points="0,0 0,200 200,200 200,0">
          <text:p/>
        </draw:polygon>
        <draw:polygon draw:style-name="gr46" draw:text-style-name="P9" draw:layer="layout" svg:width="0.199cm" svg:height="0.199cm" svg:x="20.737cm" svg:y="5.187cm" svg:viewBox="0 0 200 200" draw:points="0,0 0,200 200,200 200,0">
          <text:p/>
        </draw:polygon>
        <draw:polygon draw:style-name="gr47" draw:text-style-name="P9" draw:layer="layout" svg:width="0.199cm" svg:height="0.199cm" svg:x="20.737cm" svg:y="5.187cm" svg:viewBox="0 0 200 200" draw:points="0,0 0,200 200,200 200,0">
          <text:p/>
        </draw:polygon>
        <draw:polygon draw:style-name="gr46" draw:text-style-name="P9" draw:layer="layout" svg:width="0.199cm" svg:height="0.199cm" svg:x="22.408cm" svg:y="5.251cm" svg:viewBox="0 0 200 200" draw:points="0,0 0,200 200,200 200,0">
          <text:p/>
        </draw:polygon>
        <draw:polygon draw:style-name="gr47" draw:text-style-name="P9" draw:layer="layout" svg:width="0.199cm" svg:height="0.199cm" svg:x="22.408cm" svg:y="5.251cm" svg:viewBox="0 0 200 200" draw:points="0,0 0,200 200,200 200,0">
          <text:p/>
        </draw:polygon>
        <draw:polygon draw:style-name="gr46" draw:text-style-name="P9" draw:layer="layout" svg:width="0.199cm" svg:height="0.199cm" svg:x="24.078cm" svg:y="5.369cm" svg:viewBox="0 0 200 200" draw:points="0,0 0,200 200,200 200,0">
          <text:p/>
        </draw:polygon>
        <draw:polygon draw:style-name="gr47" draw:text-style-name="P9" draw:layer="layout" svg:width="0.199cm" svg:height="0.199cm" svg:x="24.078cm" svg:y="5.369cm" svg:viewBox="0 0 200 200" draw:points="0,0 0,200 200,200 200,0">
          <text:p/>
        </draw:polygon>
        <draw:polygon draw:style-name="gr46" draw:text-style-name="P9" draw:layer="layout" svg:width="0.199cm" svg:height="0.199cm" svg:x="25.749cm" svg:y="5.46cm" svg:viewBox="0 0 200 200" draw:points="0,0 0,200 200,200 200,0">
          <text:p/>
        </draw:polygon>
        <draw:polygon draw:style-name="gr47" draw:text-style-name="P9" draw:layer="layout" svg:width="0.199cm" svg:height="0.199cm" svg:x="25.749cm" svg:y="5.46cm" svg:viewBox="0 0 200 200" draw:points="0,0 0,200 200,200 200,0">
          <text:p/>
        </draw:polygon>
        <draw:polygon draw:style-name="gr46" draw:text-style-name="P9" draw:layer="layout" svg:width="0.199cm" svg:height="0.199cm" svg:x="27.42cm" svg:y="5.613cm" svg:viewBox="0 0 200 200" draw:points="0,0 0,200 200,200 200,0">
          <text:p/>
        </draw:polygon>
        <draw:polygon draw:style-name="gr47" draw:text-style-name="P9" draw:layer="layout" svg:width="0.199cm" svg:height="0.199cm" svg:x="27.42cm" svg:y="5.613cm" svg:viewBox="0 0 200 200" draw:points="0,0 0,200 200,200 200,0">
          <text:p/>
        </draw:polygon>
        <draw:polyline draw:style-name="gr48" draw:text-style-name="P9" draw:layer="layout" svg:width="16.708cm" svg:height="0.229cm" svg:x="10.811cm" svg:y="12.95cm" svg:viewBox="0 0 16709 230" draw:points="0,230 1671,205 3342,196 5013,177 6684,142 8355,114 10026,89 11697,38 13368,6 15038,0 16709,31">
          <text:p/>
        </draw:polyline>
        <draw:polygon draw:style-name="gr49" draw:text-style-name="P9" draw:layer="layout" svg:width="0.299cm" svg:height="0.299cm" svg:x="10.661cm" svg:y="13.03cm" svg:viewBox="0 0 300 300" draw:points="0,150 150,300 300,150 150,0">
          <text:p/>
        </draw:polygon>
        <draw:polygon draw:style-name="gr50" draw:text-style-name="P9" draw:layer="layout" svg:width="0.299cm" svg:height="0.299cm" svg:x="10.661cm" svg:y="13.03cm" svg:viewBox="0 0 300 300" draw:points="0,150 150,300 300,150 150,0">
          <text:p/>
        </draw:polygon>
        <draw:polygon draw:style-name="gr49" draw:text-style-name="P9" draw:layer="layout" svg:width="0.299cm" svg:height="0.299cm" svg:x="12.332cm" svg:y="13.005cm" svg:viewBox="0 0 300 300" draw:points="0,150 150,300 300,150 150,0">
          <text:p/>
        </draw:polygon>
        <draw:polygon draw:style-name="gr50" draw:text-style-name="P9" draw:layer="layout" svg:width="0.299cm" svg:height="0.299cm" svg:x="12.332cm" svg:y="13.005cm" svg:viewBox="0 0 300 300" draw:points="0,150 150,300 300,150 150,0">
          <text:p/>
        </draw:polygon>
        <draw:polygon draw:style-name="gr49" draw:text-style-name="P9" draw:layer="layout" svg:width="0.299cm" svg:height="0.299cm" svg:x="14.003cm" svg:y="12.996cm" svg:viewBox="0 0 300 300" draw:points="0,150 150,300 300,150 150,0">
          <text:p/>
        </draw:polygon>
        <draw:polygon draw:style-name="gr50" draw:text-style-name="P9" draw:layer="layout" svg:width="0.299cm" svg:height="0.299cm" svg:x="14.003cm" svg:y="12.996cm" svg:viewBox="0 0 300 300" draw:points="0,150 150,300 300,150 150,0">
          <text:p/>
        </draw:polygon>
        <draw:polygon draw:style-name="gr49" draw:text-style-name="P9" draw:layer="layout" svg:width="0.299cm" svg:height="0.299cm" svg:x="15.674cm" svg:y="12.977cm" svg:viewBox="0 0 300 300" draw:points="0,150 150,300 300,150 150,0">
          <text:p/>
        </draw:polygon>
        <draw:polygon draw:style-name="gr50" draw:text-style-name="P9" draw:layer="layout" svg:width="0.299cm" svg:height="0.299cm" svg:x="15.674cm" svg:y="12.977cm" svg:viewBox="0 0 300 300" draw:points="0,150 150,300 300,150 150,0">
          <text:p/>
        </draw:polygon>
        <draw:polygon draw:style-name="gr49" draw:text-style-name="P9" draw:layer="layout" svg:width="0.299cm" svg:height="0.299cm" svg:x="17.345cm" svg:y="12.942cm" svg:viewBox="0 0 300 300" draw:points="0,150 150,300 300,150 150,0">
          <text:p/>
        </draw:polygon>
        <draw:polygon draw:style-name="gr50" draw:text-style-name="P9" draw:layer="layout" svg:width="0.299cm" svg:height="0.299cm" svg:x="17.345cm" svg:y="12.942cm" svg:viewBox="0 0 300 300" draw:points="0,150 150,300 300,150 150,0">
          <text:p/>
        </draw:polygon>
        <draw:polygon draw:style-name="gr49" draw:text-style-name="P9" draw:layer="layout" svg:width="0.299cm" svg:height="0.299cm" svg:x="19.016cm" svg:y="12.914cm" svg:viewBox="0 0 300 300" draw:points="0,150 150,300 300,150 150,0">
          <text:p/>
        </draw:polygon>
        <draw:polygon draw:style-name="gr50" draw:text-style-name="P9" draw:layer="layout" svg:width="0.299cm" svg:height="0.299cm" svg:x="19.016cm" svg:y="12.914cm" svg:viewBox="0 0 300 300" draw:points="0,150 150,300 300,150 150,0">
          <text:p/>
        </draw:polygon>
        <draw:polygon draw:style-name="gr49" draw:text-style-name="P9" draw:layer="layout" svg:width="0.299cm" svg:height="0.299cm" svg:x="20.687cm" svg:y="12.889cm" svg:viewBox="0 0 300 300" draw:points="0,150 150,300 300,150 150,0">
          <text:p/>
        </draw:polygon>
        <draw:polygon draw:style-name="gr50" draw:text-style-name="P9" draw:layer="layout" svg:width="0.299cm" svg:height="0.299cm" svg:x="20.687cm" svg:y="12.889cm" svg:viewBox="0 0 300 300" draw:points="0,150 150,300 300,150 150,0">
          <text:p/>
        </draw:polygon>
        <draw:polygon draw:style-name="gr49" draw:text-style-name="P9" draw:layer="layout" svg:width="0.299cm" svg:height="0.299cm" svg:x="22.358cm" svg:y="12.838cm" svg:viewBox="0 0 300 300" draw:points="0,150 150,300 300,150 150,0">
          <text:p/>
        </draw:polygon>
        <draw:polygon draw:style-name="gr50" draw:text-style-name="P9" draw:layer="layout" svg:width="0.299cm" svg:height="0.299cm" svg:x="22.358cm" svg:y="12.838cm" svg:viewBox="0 0 300 300" draw:points="0,150 150,300 300,150 150,0">
          <text:p/>
        </draw:polygon>
        <draw:polygon draw:style-name="gr49" draw:text-style-name="P9" draw:layer="layout" svg:width="0.299cm" svg:height="0.299cm" svg:x="24.028cm" svg:y="12.806cm" svg:viewBox="0 0 300 300" draw:points="0,150 150,300 300,150 150,0">
          <text:p/>
        </draw:polygon>
        <draw:polygon draw:style-name="gr50" draw:text-style-name="P9" draw:layer="layout" svg:width="0.299cm" svg:height="0.299cm" svg:x="24.028cm" svg:y="12.806cm" svg:viewBox="0 0 300 300" draw:points="0,150 150,300 300,150 150,0">
          <text:p/>
        </draw:polygon>
        <draw:polygon draw:style-name="gr49" draw:text-style-name="P9" draw:layer="layout" svg:width="0.299cm" svg:height="0.299cm" svg:x="25.699cm" svg:y="12.8cm" svg:viewBox="0 0 300 300" draw:points="0,150 150,300 300,150 150,0">
          <text:p/>
        </draw:polygon>
        <draw:polygon draw:style-name="gr50" draw:text-style-name="P9" draw:layer="layout" svg:width="0.299cm" svg:height="0.299cm" svg:x="25.699cm" svg:y="12.8cm" svg:viewBox="0 0 300 300" draw:points="0,150 150,300 300,150 150,0">
          <text:p/>
        </draw:polygon>
        <draw:polygon draw:style-name="gr49" draw:text-style-name="P9" draw:layer="layout" svg:width="0.299cm" svg:height="0.299cm" svg:x="27.37cm" svg:y="12.831cm" svg:viewBox="0 0 300 300" draw:points="0,150 150,300 300,150 150,0">
          <text:p/>
        </draw:polygon>
        <draw:polygon draw:style-name="gr50" draw:text-style-name="P9" draw:layer="layout" svg:width="0.299cm" svg:height="0.299cm" svg:x="27.37cm" svg:y="12.831cm" svg:viewBox="0 0 300 300" draw:points="0,150 150,300 300,150 150,0">
          <text:p/>
        </draw:polygon>
        <draw:polyline draw:style-name="gr51" draw:text-style-name="P9" draw:layer="layout" svg:width="16.708cm" svg:height="0.036cm" svg:x="10.811cm" svg:y="14.655cm" svg:viewBox="0 0 16709 37" draw:points="0,37 1671,23 3342,10 5013,1 6684,0 8355,4 10026,4 11697,5 13368,7 15038,10 16709,18">
          <text:p/>
        </draw:polyline>
        <draw:polygon draw:style-name="gr52" draw:text-style-name="P9" draw:layer="layout" svg:width="0.299cm" svg:height="0.299cm" svg:x="10.661cm" svg:y="14.542cm" svg:viewBox="0 0 300 300" draw:points="0,300 300,300 150,0">
          <text:p/>
        </draw:polygon>
        <draw:polygon draw:style-name="gr53" draw:text-style-name="P9" draw:layer="layout" svg:width="0.299cm" svg:height="0.299cm" svg:x="10.661cm" svg:y="14.542cm" svg:viewBox="0 0 300 300" draw:points="0,300 300,300 150,0">
          <text:p/>
        </draw:polygon>
        <draw:polygon draw:style-name="gr52" draw:text-style-name="P9" draw:layer="layout" svg:width="0.299cm" svg:height="0.299cm" svg:x="12.332cm" svg:y="14.528cm" svg:viewBox="0 0 300 300" draw:points="0,300 300,300 150,0">
          <text:p/>
        </draw:polygon>
        <draw:polygon draw:style-name="gr53" draw:text-style-name="P9" draw:layer="layout" svg:width="0.299cm" svg:height="0.299cm" svg:x="12.332cm" svg:y="14.528cm" svg:viewBox="0 0 300 300" draw:points="0,300 300,300 150,0">
          <text:p/>
        </draw:polygon>
        <draw:polygon draw:style-name="gr52" draw:text-style-name="P9" draw:layer="layout" svg:width="0.299cm" svg:height="0.299cm" svg:x="14.003cm" svg:y="14.515cm" svg:viewBox="0 0 300 300" draw:points="0,300 300,300 150,0">
          <text:p/>
        </draw:polygon>
        <draw:polygon draw:style-name="gr53" draw:text-style-name="P9" draw:layer="layout" svg:width="0.299cm" svg:height="0.299cm" svg:x="14.003cm" svg:y="14.515cm" svg:viewBox="0 0 300 300" draw:points="0,300 300,300 150,0">
          <text:p/>
        </draw:polygon>
        <draw:polygon draw:style-name="gr52" draw:text-style-name="P9" draw:layer="layout" svg:width="0.299cm" svg:height="0.299cm" svg:x="15.674cm" svg:y="14.506cm" svg:viewBox="0 0 300 300" draw:points="0,300 300,300 150,0">
          <text:p/>
        </draw:polygon>
        <draw:polygon draw:style-name="gr53" draw:text-style-name="P9" draw:layer="layout" svg:width="0.299cm" svg:height="0.299cm" svg:x="15.674cm" svg:y="14.506cm" svg:viewBox="0 0 300 300" draw:points="0,300 300,300 150,0">
          <text:p/>
        </draw:polygon>
        <draw:polygon draw:style-name="gr52" draw:text-style-name="P9" draw:layer="layout" svg:width="0.299cm" svg:height="0.299cm" svg:x="17.345cm" svg:y="14.505cm" svg:viewBox="0 0 300 300" draw:points="0,300 300,300 150,0">
          <text:p/>
        </draw:polygon>
        <draw:polygon draw:style-name="gr53" draw:text-style-name="P9" draw:layer="layout" svg:width="0.299cm" svg:height="0.299cm" svg:x="17.345cm" svg:y="14.505cm" svg:viewBox="0 0 300 300" draw:points="0,300 300,300 150,0">
          <text:p/>
        </draw:polygon>
        <draw:polygon draw:style-name="gr52" draw:text-style-name="P9" draw:layer="layout" svg:width="0.299cm" svg:height="0.299cm" svg:x="19.016cm" svg:y="14.509cm" svg:viewBox="0 0 300 300" draw:points="0,300 300,300 150,0">
          <text:p/>
        </draw:polygon>
        <draw:polygon draw:style-name="gr53" draw:text-style-name="P9" draw:layer="layout" svg:width="0.299cm" svg:height="0.299cm" svg:x="19.016cm" svg:y="14.509cm" svg:viewBox="0 0 300 300" draw:points="0,300 300,300 150,0">
          <text:p/>
        </draw:polygon>
        <draw:polygon draw:style-name="gr52" draw:text-style-name="P9" draw:layer="layout" svg:width="0.299cm" svg:height="0.299cm" svg:x="20.687cm" svg:y="14.509cm" svg:viewBox="0 0 300 300" draw:points="0,300 300,300 150,0">
          <text:p/>
        </draw:polygon>
        <draw:polygon draw:style-name="gr53" draw:text-style-name="P9" draw:layer="layout" svg:width="0.299cm" svg:height="0.299cm" svg:x="20.687cm" svg:y="14.509cm" svg:viewBox="0 0 300 300" draw:points="0,300 300,300 150,0">
          <text:p/>
        </draw:polygon>
        <draw:polygon draw:style-name="gr52" draw:text-style-name="P9" draw:layer="layout" svg:width="0.299cm" svg:height="0.299cm" svg:x="22.358cm" svg:y="14.51cm" svg:viewBox="0 0 300 300" draw:points="0,300 300,300 150,0">
          <text:p/>
        </draw:polygon>
        <draw:polygon draw:style-name="gr53" draw:text-style-name="P9" draw:layer="layout" svg:width="0.299cm" svg:height="0.299cm" svg:x="22.358cm" svg:y="14.51cm" svg:viewBox="0 0 300 300" draw:points="0,300 300,300 150,0">
          <text:p/>
        </draw:polygon>
        <draw:polygon draw:style-name="gr52" draw:text-style-name="P9" draw:layer="layout" svg:width="0.299cm" svg:height="0.299cm" svg:x="24.028cm" svg:y="14.512cm" svg:viewBox="0 0 300 300" draw:points="0,300 300,300 150,0">
          <text:p/>
        </draw:polygon>
        <draw:polygon draw:style-name="gr53" draw:text-style-name="P9" draw:layer="layout" svg:width="0.299cm" svg:height="0.299cm" svg:x="24.028cm" svg:y="14.512cm" svg:viewBox="0 0 300 300" draw:points="0,300 300,300 150,0">
          <text:p/>
        </draw:polygon>
        <draw:polygon draw:style-name="gr52" draw:text-style-name="P9" draw:layer="layout" svg:width="0.299cm" svg:height="0.299cm" svg:x="25.699cm" svg:y="14.515cm" svg:viewBox="0 0 300 300" draw:points="0,300 300,300 150,0">
          <text:p/>
        </draw:polygon>
        <draw:polygon draw:style-name="gr53" draw:text-style-name="P9" draw:layer="layout" svg:width="0.299cm" svg:height="0.299cm" svg:x="25.699cm" svg:y="14.515cm" svg:viewBox="0 0 300 300" draw:points="0,300 300,300 150,0">
          <text:p/>
        </draw:polygon>
        <draw:polygon draw:style-name="gr52" draw:text-style-name="P9" draw:layer="layout" svg:width="0.299cm" svg:height="0.299cm" svg:x="27.37cm" svg:y="14.523cm" svg:viewBox="0 0 300 300" draw:points="0,300 300,300 150,0">
          <text:p/>
        </draw:polygon>
        <draw:polygon draw:style-name="gr53" draw:text-style-name="P9" draw:layer="layout" svg:width="0.299cm" svg:height="0.299cm" svg:x="27.37cm" svg:y="14.523cm" svg:viewBox="0 0 300 300" draw:points="0,300 300,300 150,0">
          <text:p/>
        </draw:polygon>
        <draw:frame draw:style-name="gr54" draw:text-style-name="P10" draw:layer="layout" svg:width="1.518cm" svg:height="0.763cm" svg:x="10.041cm" svg:y="15.379cm">
          <draw:text-box>
            <text:p><text:span text:style-name="T3">2000</text:span></text:p>
          </draw:text-box>
        </draw:frame>
        <draw:frame draw:style-name="gr54" draw:text-style-name="P10" draw:layer="layout" svg:width="1.518cm" svg:height="0.763cm" svg:x="11.712cm" svg:y="15.379cm">
          <draw:text-box>
            <text:p><text:span text:style-name="T3">2001</text:span></text:p>
          </draw:text-box>
        </draw:frame>
        <draw:frame draw:style-name="gr54" draw:text-style-name="P10" draw:layer="layout" svg:width="1.518cm" svg:height="0.763cm" svg:x="13.383cm" svg:y="15.379cm">
          <draw:text-box>
            <text:p><text:span text:style-name="T3">2002</text:span></text:p>
          </draw:text-box>
        </draw:frame>
        <draw:frame draw:style-name="gr54" draw:text-style-name="P10" draw:layer="layout" svg:width="1.518cm" svg:height="0.763cm" svg:x="15.054cm" svg:y="15.379cm">
          <draw:text-box>
            <text:p><text:span text:style-name="T3">2003</text:span></text:p>
          </draw:text-box>
        </draw:frame>
        <draw:frame draw:style-name="gr54" draw:text-style-name="P10" draw:layer="layout" svg:width="1.518cm" svg:height="0.763cm" svg:x="16.725cm" svg:y="15.379cm">
          <draw:text-box>
            <text:p><text:span text:style-name="T3">2004</text:span></text:p>
          </draw:text-box>
        </draw:frame>
        <draw:frame draw:style-name="gr54" draw:text-style-name="P10" draw:layer="layout" svg:width="1.518cm" svg:height="0.763cm" svg:x="18.396cm" svg:y="15.379cm">
          <draw:text-box>
            <text:p><text:span text:style-name="T3">2005</text:span></text:p>
          </draw:text-box>
        </draw:frame>
        <draw:frame draw:style-name="gr54" draw:text-style-name="P10" draw:layer="layout" svg:width="1.518cm" svg:height="0.763cm" svg:x="20.067cm" svg:y="15.379cm">
          <draw:text-box>
            <text:p><text:span text:style-name="T3">2006</text:span></text:p>
          </draw:text-box>
        </draw:frame>
        <draw:frame draw:style-name="gr54" draw:text-style-name="P10" draw:layer="layout" svg:width="1.518cm" svg:height="0.763cm" svg:x="21.738cm" svg:y="15.379cm">
          <draw:text-box>
            <text:p><text:span text:style-name="T3">2007</text:span></text:p>
          </draw:text-box>
        </draw:frame>
        <draw:frame draw:style-name="gr54" draw:text-style-name="P10" draw:layer="layout" svg:width="1.518cm" svg:height="0.763cm" svg:x="23.408cm" svg:y="15.379cm">
          <draw:text-box>
            <text:p><text:span text:style-name="T3">2008</text:span></text:p>
          </draw:text-box>
        </draw:frame>
        <draw:frame draw:style-name="gr54" draw:text-style-name="P10" draw:layer="layout" svg:width="1.518cm" svg:height="0.763cm" svg:x="25.079cm" svg:y="15.379cm">
          <draw:text-box>
            <text:p><text:span text:style-name="T3">2009</text:span></text:p>
          </draw:text-box>
        </draw:frame>
        <draw:frame draw:style-name="gr54" draw:text-style-name="P10" draw:layer="layout" svg:width="1.518cm" svg:height="0.763cm" svg:x="26.75cm" svg:y="15.379cm">
          <draw:text-box>
            <text:p><text:span text:style-name="T3">2010</text:span></text:p>
          </draw:text-box>
        </draw:frame>
        <draw:frame draw:style-name="gr55" draw:text-style-name="P10" draw:layer="layout" svg:width="1.645cm" svg:height="0.763cm" svg:x="9.943cm" svg:y="4.157cm">
          <draw:text-box>
            <text:p><text:span text:style-name="T3">2.860</text:span></text:p>
          </draw:text-box>
        </draw:frame>
        <draw:frame draw:style-name="gr56" draw:text-style-name="P10" draw:layer="layout" svg:width="1.645cm" svg:height="0.763cm" svg:x="11.673cm" svg:y="4.092cm">
          <draw:text-box>
            <text:p><text:span text:style-name="T3">2.872</text:span></text:p>
          </draw:text-box>
        </draw:frame>
        <draw:frame draw:style-name="gr56" draw:text-style-name="P10" draw:layer="layout" svg:width="1.645cm" svg:height="0.763cm" svg:x="13.344cm" svg:y="4.068cm">
          <draw:text-box>
            <text:p><text:span text:style-name="T3">2.886</text:span></text:p>
          </draw:text-box>
        </draw:frame>
        <draw:frame draw:style-name="gr56" draw:text-style-name="P10" draw:layer="layout" svg:width="1.645cm" svg:height="0.763cm" svg:x="15.015cm" svg:y="3.993cm">
          <draw:text-box>
            <text:p><text:span text:style-name="T3">2.908</text:span></text:p>
          </draw:text-box>
        </draw:frame>
        <draw:frame draw:style-name="gr56" draw:text-style-name="P10" draw:layer="layout" svg:width="1.645cm" svg:height="0.763cm" svg:x="16.686cm" svg:y="3.975cm">
          <draw:text-box>
            <text:p><text:span text:style-name="T3">2.913</text:span></text:p>
          </draw:text-box>
        </draw:frame>
        <draw:frame draw:style-name="gr56" draw:text-style-name="P10" draw:layer="layout" svg:width="1.645cm" svg:height="0.763cm" svg:x="18.357cm" svg:y="4.009cm">
          <draw:text-box>
            <text:p><text:span text:style-name="T3">2.903</text:span></text:p>
          </draw:text-box>
        </draw:frame>
        <draw:frame draw:style-name="gr56" draw:text-style-name="P10" draw:layer="layout" svg:width="1.645cm" svg:height="0.763cm" svg:x="20.028cm" svg:y="4.088cm">
          <draw:text-box>
            <text:p><text:span text:style-name="T3">2.880</text:span></text:p>
          </draw:text-box>
        </draw:frame>
        <draw:frame draw:style-name="gr56" draw:text-style-name="P10" draw:layer="layout" svg:width="1.645cm" svg:height="0.763cm" svg:x="21.699cm" svg:y="4.152cm">
          <draw:text-box>
            <text:p><text:span text:style-name="T3">2.861</text:span></text:p>
          </draw:text-box>
        </draw:frame>
        <draw:frame draw:style-name="gr56" draw:text-style-name="P10" draw:layer="layout" svg:width="1.645cm" svg:height="0.763cm" svg:x="23.369cm" svg:y="4.27cm">
          <draw:text-box>
            <text:p><text:span text:style-name="T3">2.826</text:span></text:p>
          </draw:text-box>
        </draw:frame>
        <draw:frame draw:style-name="gr56" draw:text-style-name="P10" draw:layer="layout" svg:width="1.645cm" svg:height="0.763cm" svg:x="25.04cm" svg:y="4.361cm">
          <draw:text-box>
            <text:p><text:span text:style-name="T3">2.799</text:span></text:p>
          </draw:text-box>
        </draw:frame>
        <draw:frame draw:style-name="gr56" draw:text-style-name="P10" draw:layer="layout" svg:width="1.645cm" svg:height="0.763cm" svg:x="26.711cm" svg:y="4.514cm">
          <draw:text-box>
            <text:p><text:span text:style-name="T3">2.754</text:span></text:p>
          </draw:text-box>
        </draw:frame>
        <draw:frame draw:style-name="gr57" draw:text-style-name="P10" draw:layer="layout" svg:width="1.264cm" svg:height="0.763cm" svg:x="10.234cm" svg:y="12.131cm">
          <draw:text-box>
            <text:p><text:span text:style-name="T3">547</text:span></text:p>
          </draw:text-box>
        </draw:frame>
        <draw:frame draw:style-name="gr57" draw:text-style-name="P10" draw:layer="layout" svg:width="1.264cm" svg:height="0.763cm" svg:x="11.905cm" svg:y="12.106cm">
          <draw:text-box>
            <text:p><text:span text:style-name="T3">554</text:span></text:p>
          </draw:text-box>
        </draw:frame>
        <draw:frame draw:style-name="gr57" draw:text-style-name="P10" draw:layer="layout" svg:width="1.264cm" svg:height="0.763cm" svg:x="13.576cm" svg:y="12.097cm">
          <draw:text-box>
            <text:p><text:span text:style-name="T3">557</text:span></text:p>
          </draw:text-box>
        </draw:frame>
        <draw:frame draw:style-name="gr57" draw:text-style-name="P10" draw:layer="layout" svg:width="1.264cm" svg:height="0.763cm" svg:x="15.247cm" svg:y="12.078cm">
          <draw:text-box>
            <text:p><text:span text:style-name="T3">563</text:span></text:p>
          </draw:text-box>
        </draw:frame>
        <draw:frame draw:style-name="gr57" draw:text-style-name="P10" draw:layer="layout" svg:width="1.264cm" svg:height="0.763cm" svg:x="16.918cm" svg:y="12.043cm">
          <draw:text-box>
            <text:p><text:span text:style-name="T3">573</text:span></text:p>
          </draw:text-box>
        </draw:frame>
        <draw:frame draw:style-name="gr57" draw:text-style-name="P10" draw:layer="layout" svg:width="1.264cm" svg:height="0.763cm" svg:x="18.589cm" svg:y="12.015cm">
          <draw:text-box>
            <text:p><text:span text:style-name="T3">581</text:span></text:p>
          </draw:text-box>
        </draw:frame>
        <draw:frame draw:style-name="gr57" draw:text-style-name="P10" draw:layer="layout" svg:width="1.264cm" svg:height="0.763cm" svg:x="20.26cm" svg:y="11.99cm">
          <draw:text-box>
            <text:p><text:span text:style-name="T3">589</text:span></text:p>
          </draw:text-box>
        </draw:frame>
        <draw:frame draw:style-name="gr57" draw:text-style-name="P10" draw:layer="layout" svg:width="1.264cm" svg:height="0.763cm" svg:x="21.931cm" svg:y="11.939cm">
          <draw:text-box>
            <text:p><text:span text:style-name="T3">604</text:span></text:p>
          </draw:text-box>
        </draw:frame>
        <draw:frame draw:style-name="gr57" draw:text-style-name="P10" draw:layer="layout" svg:width="1.264cm" svg:height="0.763cm" svg:x="23.601cm" svg:y="11.907cm">
          <draw:text-box>
            <text:p><text:span text:style-name="T3">613</text:span></text:p>
          </draw:text-box>
        </draw:frame>
        <draw:frame draw:style-name="gr57" draw:text-style-name="P10" draw:layer="layout" svg:width="1.264cm" svg:height="0.763cm" svg:x="25.272cm" svg:y="11.901cm">
          <draw:text-box>
            <text:p><text:span text:style-name="T3">615</text:span></text:p>
          </draw:text-box>
        </draw:frame>
        <draw:frame draw:style-name="gr57" draw:text-style-name="P10" draw:layer="layout" svg:width="1.264cm" svg:height="0.763cm" svg:x="26.943cm" svg:y="11.932cm">
          <draw:text-box>
            <text:p><text:span text:style-name="T3">606</text:span></text:p>
          </draw:text-box>
        </draw:frame>
        <draw:frame draw:style-name="gr57" draw:text-style-name="P10" draw:layer="layout" svg:width="1.264cm" svg:height="0.763cm" svg:x="10.134cm" svg:y="13.643cm">
          <draw:text-box>
            <text:p><text:span text:style-name="T3">100</text:span></text:p>
          </draw:text-box>
        </draw:frame>
        <draw:frame draw:style-name="gr57" draw:text-style-name="P10" draw:layer="layout" svg:width="1.264cm" svg:height="0.763cm" svg:x="11.805cm" svg:y="13.629cm">
          <draw:text-box>
            <text:p><text:span text:style-name="T3">104</text:span></text:p>
          </draw:text-box>
        </draw:frame>
        <draw:frame draw:style-name="gr57" draw:text-style-name="P10" draw:layer="layout" svg:width="1.264cm" svg:height="0.763cm" svg:x="13.476cm" svg:y="13.616cm">
          <draw:text-box>
            <text:p><text:span text:style-name="T3">108</text:span></text:p>
          </draw:text-box>
        </draw:frame>
        <draw:frame draw:style-name="gr57" draw:text-style-name="P10" draw:layer="layout" svg:width="1.264cm" svg:height="0.763cm" svg:x="15.147cm" svg:y="13.607cm">
          <draw:text-box>
            <text:p><text:span text:style-name="T3">111</text:span></text:p>
          </draw:text-box>
        </draw:frame>
        <draw:frame draw:style-name="gr57" draw:text-style-name="P10" draw:layer="layout" svg:width="1.264cm" svg:height="0.763cm" svg:x="16.818cm" svg:y="13.606cm">
          <draw:text-box>
            <text:p><text:span text:style-name="T3">111</text:span></text:p>
          </draw:text-box>
        </draw:frame>
        <draw:frame draw:style-name="gr57" draw:text-style-name="P10" draw:layer="layout" svg:width="1.264cm" svg:height="0.763cm" svg:x="18.489cm" svg:y="13.61cm">
          <draw:text-box>
            <text:p><text:span text:style-name="T3">110</text:span></text:p>
          </draw:text-box>
        </draw:frame>
        <draw:frame draw:style-name="gr57" draw:text-style-name="P10" draw:layer="layout" svg:width="1.264cm" svg:height="0.763cm" svg:x="20.16cm" svg:y="13.61cm">
          <draw:text-box>
            <text:p><text:span text:style-name="T3">110</text:span></text:p>
          </draw:text-box>
        </draw:frame>
        <draw:frame draw:style-name="gr57" draw:text-style-name="P10" draw:layer="layout" svg:width="1.264cm" svg:height="0.763cm" svg:x="21.831cm" svg:y="13.611cm">
          <draw:text-box>
            <text:p><text:span text:style-name="T3">110</text:span></text:p>
          </draw:text-box>
        </draw:frame>
        <draw:frame draw:style-name="gr57" draw:text-style-name="P10" draw:layer="layout" svg:width="1.264cm" svg:height="0.763cm" svg:x="23.501cm" svg:y="13.613cm">
          <draw:text-box>
            <text:p><text:span text:style-name="T3">109</text:span></text:p>
          </draw:text-box>
        </draw:frame>
        <draw:frame draw:style-name="gr57" draw:text-style-name="P10" draw:layer="layout" svg:width="1.264cm" svg:height="0.763cm" svg:x="25.172cm" svg:y="13.616cm">
          <draw:text-box>
            <text:p><text:span text:style-name="T3">108</text:span></text:p>
          </draw:text-box>
        </draw:frame>
        <draw:frame draw:style-name="gr57" draw:text-style-name="P10" draw:layer="layout" svg:width="1.264cm" svg:height="0.763cm" svg:x="26.843cm" svg:y="13.624cm">
          <draw:text-box>
            <text:p><text:span text:style-name="T3">106</text:span></text:p>
          </draw:text-box>
        </draw:frame>
        <draw:frame draw:style-name="gr58" draw:text-style-name="P10" draw:layer="layout" svg:width="15.78cm" svg:height="0.839cm" svg:x="11.419cm" svg:y="1.728cm">
          <draw:text-box>
            <text:p><text:span text:style-name="T4">Schüler in NRW in den Schuljahren 2000/2001 bis 2010/2011</text:span><text:span text:style-name="T3"> </text:span></text:p>
          </draw:text-box>
        </draw:frame>
        <draw:frame draw:style-name="gr59" draw:text-style-name="P10" draw:layer="layout" svg:width="4.532cm" svg:height="0.763cm" svg:x="23.725cm" svg:y="16.587cm">
          <draw:text-box>
            <text:p><text:span text:style-name="T3">Jahr des Stichtages</text:span></text:p>
          </draw:text-box>
        </draw:frame>
        <draw:frame draw:style-name="gr60" draw:text-style-name="P10" draw:layer="layout" svg:width="6.213cm" svg:height="0.763cm" draw:transform="rotate (1.56905099754261) translate (9.293cm 9.429cm)">
          <draw:text-box>
            <text:p><text:span text:style-name="T3">Anzahl der Schüler (1/1000)</text:span></text:p>
          </draw:text-box>
        </draw:frame>
        <draw:frame draw:style-name="gr61" draw:text-style-name="P10" draw:layer="layout" svg:width="15.64cm" svg:height="0.763cm" svg:x="2.5cm" svg:y="19.056cm">
          <draw:text-box>
            <text:p><text:span text:style-name="T3">Förderschüler (Schüler von Primarstufe bis Sek II, aber ohne Berufskolleg)</text:span></text:p>
          </draw:text-box>
        </draw:frame>
        <draw:polygon draw:style-name="gr62" draw:text-style-name="P9" draw:layer="layout" svg:width="0.999cm" svg:height="0.299cm" svg:x="1.487cm" svg:y="19.249cm" svg:viewBox="0 0 1000 300" draw:points="350,300 413,175 0,175 0,150 0,125 438,125 500,0 563,125 1000,125 1000,150 1000,175 588,175 650,300">
          <text:p/>
        </draw:polygon>
        <draw:frame draw:style-name="gr63" draw:text-style-name="P10" draw:layer="layout" svg:width="13.105cm" svg:height="0.763cm" svg:x="2.5cm" svg:y="18.056cm">
          <draw:text-box>
            <text:p><text:span text:style-name="T3">Schüler am Berufskolleg (ohne Berufskolleg als Förderschule)</text:span></text:p>
          </draw:text-box>
        </draw:frame>
        <draw:polygon draw:style-name="gr49" draw:text-style-name="P9" draw:layer="layout" svg:width="0.999cm" svg:height="0.299cm" svg:x="1.487cm" svg:y="18.256cm" svg:viewBox="0 0 1000 300" draw:points="500,0 618,118 1000,118 1000,143 1000,168 632,168 500,300 368,168 0,168 0,143 0,118 382,118">
          <text:p/>
        </draw:polygon>
        <draw:frame draw:style-name="gr64" draw:text-style-name="P10" draw:layer="layout" svg:width="4.824cm" svg:height="0.763cm" svg:x="2.5cm" svg:y="17.201cm">
          <draw:text-box>
            <text:p><text:span text:style-name="T3">Schüler aller Schulen</text:span></text:p>
          </draw:text-box>
        </draw:frame>
        <draw:polygon draw:style-name="gr46" draw:text-style-name="P9" draw:layer="layout" svg:width="0.999cm" svg:height="0.199cm" svg:x="1.487cm" svg:y="17.427cm" svg:viewBox="0 0 1000 200" draw:points="400,0 600,0 600,75 1000,75 1000,100 1000,125 600,125 600,200 400,200 400,125 0,125 0,100 0,75 400,75">
          <text:p/>
        </draw:polygon>
        <draw:frame draw:style-name="gr1" draw:text-style-name="P1" draw:layer="layout" svg:width="6.104cm" svg:height="2.143cm" svg:x="1.27cm" svg:y="1.001cm">
          <draw:text-box>
            <text:p text:style-name="P1"><text:span text:style-name="T1">Zahle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polygon draw:style-name="gr41" draw:text-style-name="P8" draw:layer="layout" svg:width="27.159cm" svg:height="18.999cm" svg:x="1.27cm" svg:y="1cm" svg:viewBox="0 0 27160 19000" draw:points="13581,19000 0,19000 0,0 27160,0 27160,19000">
          <text:p/>
        </draw:polygon>
        <draw:rect draw:style-name="gr43" draw:text-style-name="P9" draw:layer="layout" svg:width="15.027cm" svg:height="11.092cm" svg:x="11.877cm" svg:y="3.622cm">
          <text:p/>
        </draw:rect>
        <draw:frame draw:style-name="gr60" draw:text-style-name="P10" draw:layer="layout" svg:width="4.376cm" svg:height="0.763cm" draw:transform="rotate (1.56905099754261) translate (9.487cm 8.005cm)">
          <draw:text-box>
            <text:p><text:span text:style-name="T3">Anzahl der Schüler</text:span></text:p>
          </draw:text-box>
        </draw:frame>
        <draw:line draw:style-name="gr44" draw:text-style-name="P8" draw:layer="layout" svg:x1="13.603cm" svg:y1="3.605cm" svg:x2="13.603cm" svg:y2="14.705cm">
          <text:p/>
        </draw:line>
        <draw:line draw:style-name="gr44" draw:text-style-name="P8" draw:layer="layout" svg:x1="15.267cm" svg:y1="3.605cm" svg:x2="15.267cm" svg:y2="14.705cm">
          <text:p/>
        </draw:line>
        <draw:line draw:style-name="gr44" draw:text-style-name="P8" draw:layer="layout" svg:x1="16.931cm" svg:y1="3.605cm" svg:x2="16.931cm" svg:y2="14.705cm">
          <text:p/>
        </draw:line>
        <draw:line draw:style-name="gr44" draw:text-style-name="P8" draw:layer="layout" svg:x1="18.595cm" svg:y1="3.605cm" svg:x2="18.595cm" svg:y2="14.705cm">
          <text:p/>
        </draw:line>
        <draw:line draw:style-name="gr44" draw:text-style-name="P8" draw:layer="layout" svg:x1="20.26cm" svg:y1="3.605cm" svg:x2="20.26cm" svg:y2="14.705cm">
          <text:p/>
        </draw:line>
        <draw:line draw:style-name="gr44" draw:text-style-name="P8" draw:layer="layout" svg:x1="21.924cm" svg:y1="3.605cm" svg:x2="21.924cm" svg:y2="14.705cm">
          <text:p/>
        </draw:line>
        <draw:line draw:style-name="gr44" draw:text-style-name="P8" draw:layer="layout" svg:x1="23.588cm" svg:y1="3.605cm" svg:x2="23.588cm" svg:y2="14.705cm">
          <text:p/>
        </draw:line>
        <draw:line draw:style-name="gr44" draw:text-style-name="P8" draw:layer="layout" svg:x1="25.252cm" svg:y1="3.605cm" svg:x2="25.252cm" svg:y2="14.705cm">
          <text:p/>
        </draw:line>
        <draw:polyline draw:style-name="gr44" draw:text-style-name="P8" draw:layer="layout" svg:width="0cm" svg:height="0.167cm" svg:x="13.603cm" svg:y="14.505cm" svg:viewBox="0 0 0 168" draw:points="0,0 0,168 0,0">
          <text:p/>
        </draw:polyline>
        <draw:polyline draw:style-name="gr44" draw:text-style-name="P8" draw:layer="layout" svg:width="0cm" svg:height="0.167cm" svg:x="15.267cm" svg:y="14.505cm" svg:viewBox="0 0 0 168" draw:points="0,0 0,168 0,0">
          <text:p/>
        </draw:polyline>
        <draw:polyline draw:style-name="gr44" draw:text-style-name="P8" draw:layer="layout" svg:width="0cm" svg:height="0.167cm" svg:x="16.931cm" svg:y="14.505cm" svg:viewBox="0 0 0 168" draw:points="0,0 0,168 0,0">
          <text:p/>
        </draw:polyline>
        <draw:polyline draw:style-name="gr44" draw:text-style-name="P8" draw:layer="layout" svg:width="0cm" svg:height="0.167cm" svg:x="18.595cm" svg:y="14.505cm" svg:viewBox="0 0 0 168" draw:points="0,0 0,168 0,0">
          <text:p/>
        </draw:polyline>
        <draw:polyline draw:style-name="gr44" draw:text-style-name="P8" draw:layer="layout" svg:width="0cm" svg:height="0.167cm" svg:x="20.26cm" svg:y="14.505cm" svg:viewBox="0 0 0 168" draw:points="0,0 0,168 0,0">
          <text:p/>
        </draw:polyline>
        <draw:polyline draw:style-name="gr44" draw:text-style-name="P8" draw:layer="layout" svg:width="0cm" svg:height="0.167cm" svg:x="21.924cm" svg:y="14.505cm" svg:viewBox="0 0 0 168" draw:points="0,0 0,168 0,0">
          <text:p/>
        </draw:polyline>
        <draw:polyline draw:style-name="gr44" draw:text-style-name="P8" draw:layer="layout" svg:width="0cm" svg:height="0.167cm" svg:x="23.588cm" svg:y="14.505cm" svg:viewBox="0 0 0 168" draw:points="0,0 0,168 0,0">
          <text:p/>
        </draw:polyline>
        <draw:polyline draw:style-name="gr44" draw:text-style-name="P8" draw:layer="layout" svg:width="0cm" svg:height="0.167cm" svg:x="25.252cm" svg:y="14.505cm" svg:viewBox="0 0 0 168" draw:points="0,0 0,168 0,0">
          <text:p/>
        </draw:polyline>
        <draw:polyline draw:style-name="gr65" draw:text-style-name="P8" draw:layer="layout" svg:width="14.978cm" svg:height="2.957cm" svg:x="11.939cm" svg:y="10.176cm" svg:viewBox="0 0 14979 2958" draw:points="0,2958 1664,2299 3328,2203 4992,2044 6656,1522 8321,1363 9985,803 11649,483 13313,560 14979,0">
          <text:p/>
        </draw:polyline>
        <draw:polygon draw:style-name="gr49" draw:text-style-name="P8" draw:layer="layout" svg:width="0.374cm" svg:height="0.334cm" svg:x="13.415cm" svg:y="12.307cm" svg:viewBox="0 0 375 335" draw:points="0,168 188,335 375,168 188,0">
          <text:p/>
        </draw:polygon>
        <draw:polygon draw:style-name="gr50" draw:text-style-name="P8" draw:layer="layout" svg:width="0.374cm" svg:height="0.334cm" svg:x="13.415cm" svg:y="12.307cm" svg:viewBox="0 0 375 335" draw:points="0,168 188,335 375,168 188,0">
          <text:p/>
        </draw:polygon>
        <draw:polygon draw:style-name="gr49" draw:text-style-name="P8" draw:layer="layout" svg:width="0.374cm" svg:height="0.334cm" svg:x="15.079cm" svg:y="12.211cm" svg:viewBox="0 0 375 335" draw:points="0,168 188,335 375,168 188,0">
          <text:p/>
        </draw:polygon>
        <draw:polygon draw:style-name="gr50" draw:text-style-name="P8" draw:layer="layout" svg:width="0.374cm" svg:height="0.334cm" svg:x="15.079cm" svg:y="12.211cm" svg:viewBox="0 0 375 335" draw:points="0,168 188,335 375,168 188,0">
          <text:p/>
        </draw:polygon>
        <draw:polygon draw:style-name="gr49" draw:text-style-name="P8" draw:layer="layout" svg:width="0.374cm" svg:height="0.334cm" svg:x="16.743cm" svg:y="12.052cm" svg:viewBox="0 0 375 335" draw:points="0,168 188,335 375,168 188,0">
          <text:p/>
        </draw:polygon>
        <draw:polygon draw:style-name="gr50" draw:text-style-name="P8" draw:layer="layout" svg:width="0.374cm" svg:height="0.334cm" svg:x="16.743cm" svg:y="12.052cm" svg:viewBox="0 0 375 335" draw:points="0,168 188,335 375,168 188,0">
          <text:p/>
        </draw:polygon>
        <draw:polygon draw:style-name="gr49" draw:text-style-name="P8" draw:layer="layout" svg:width="0.374cm" svg:height="0.334cm" svg:x="18.407cm" svg:y="11.53cm" svg:viewBox="0 0 375 335" draw:points="0,168 188,335 375,168 188,0">
          <text:p/>
        </draw:polygon>
        <draw:polygon draw:style-name="gr50" draw:text-style-name="P8" draw:layer="layout" svg:width="0.374cm" svg:height="0.334cm" svg:x="18.407cm" svg:y="11.53cm" svg:viewBox="0 0 375 335" draw:points="0,168 188,335 375,168 188,0">
          <text:p/>
        </draw:polygon>
        <draw:polygon draw:style-name="gr49" draw:text-style-name="P8" draw:layer="layout" svg:width="0.374cm" svg:height="0.334cm" svg:x="20.072cm" svg:y="11.372cm" svg:viewBox="0 0 375 335" draw:points="0,168 188,335 375,168 188,0">
          <text:p/>
        </draw:polygon>
        <draw:polygon draw:style-name="gr50" draw:text-style-name="P8" draw:layer="layout" svg:width="0.374cm" svg:height="0.334cm" svg:x="20.072cm" svg:y="11.372cm" svg:viewBox="0 0 375 335" draw:points="0,168 188,335 375,168 188,0">
          <text:p/>
        </draw:polygon>
        <draw:polygon draw:style-name="gr49" draw:text-style-name="P8" draw:layer="layout" svg:width="0.374cm" svg:height="0.334cm" svg:x="21.736cm" svg:y="10.812cm" svg:viewBox="0 0 375 335" draw:points="0,168 188,335 375,168 188,0">
          <text:p/>
        </draw:polygon>
        <draw:polygon draw:style-name="gr50" draw:text-style-name="P8" draw:layer="layout" svg:width="0.374cm" svg:height="0.334cm" svg:x="21.736cm" svg:y="10.812cm" svg:viewBox="0 0 375 335" draw:points="0,168 188,335 375,168 188,0">
          <text:p/>
        </draw:polygon>
        <draw:polygon draw:style-name="gr49" draw:text-style-name="P8" draw:layer="layout" svg:width="0.374cm" svg:height="0.334cm" svg:x="23.4cm" svg:y="10.491cm" svg:viewBox="0 0 375 335" draw:points="0,168 188,335 375,168 188,0">
          <text:p/>
        </draw:polygon>
        <draw:polygon draw:style-name="gr50" draw:text-style-name="P8" draw:layer="layout" svg:width="0.374cm" svg:height="0.334cm" svg:x="23.4cm" svg:y="10.491cm" svg:viewBox="0 0 375 335" draw:points="0,168 188,335 375,168 188,0">
          <text:p/>
        </draw:polygon>
        <draw:polygon draw:style-name="gr49" draw:text-style-name="P8" draw:layer="layout" svg:width="0.374cm" svg:height="0.334cm" svg:x="25.064cm" svg:y="10.568cm" svg:viewBox="0 0 375 335" draw:points="0,168 188,335 375,168 188,0">
          <text:p/>
        </draw:polygon>
        <draw:polygon draw:style-name="gr50" draw:text-style-name="P8" draw:layer="layout" svg:width="0.374cm" svg:height="0.334cm" svg:x="25.064cm" svg:y="10.568cm" svg:viewBox="0 0 375 335" draw:points="0,168 188,335 375,168 188,0">
          <text:p/>
        </draw:polygon>
        <draw:polygon draw:style-name="gr49" draw:text-style-name="P8" draw:layer="layout" svg:width="0.374cm" svg:height="0.334cm" svg:x="26.73cm" svg:y="10.008cm" svg:viewBox="0 0 375 335" draw:points="0,168 188,335 375,168 188,0">
          <text:p/>
        </draw:polygon>
        <draw:polygon draw:style-name="gr50" draw:text-style-name="P8" draw:layer="layout" svg:width="0.374cm" svg:height="0.334cm" svg:x="26.73cm" svg:y="10.008cm" svg:viewBox="0 0 375 335" draw:points="0,168 188,335 375,168 188,0">
          <text:p/>
        </draw:polygon>
        <draw:polyline draw:style-name="gr66" draw:text-style-name="P8" draw:layer="layout" svg:width="14.978cm" svg:height="2.609cm" svg:x="11.939cm" svg:y="5.071cm" svg:viewBox="0 0 14979 2610" draw:points="0,2610 1664,2256 3328,1614 4992,1159 6656,1037 8321,626 9985,392 11649,203 13313,0 14979,368">
          <text:p/>
        </draw:polyline>
        <draw:polygon draw:style-name="gr67" draw:text-style-name="P8" draw:layer="layout" svg:width="0.437cm" svg:height="0.39cm" svg:x="13.384cm" svg:y="7.132cm" svg:viewBox="0 0 438 391" draw:points="0,391 438,391 219,0">
          <text:p/>
        </draw:polygon>
        <draw:polygon draw:style-name="gr68" draw:text-style-name="P8" draw:layer="layout" svg:width="0.437cm" svg:height="0.39cm" svg:x="13.384cm" svg:y="7.132cm" svg:viewBox="0 0 438 391" draw:points="0,391 438,391 219,0">
          <text:p/>
        </draw:polygon>
        <draw:polygon draw:style-name="gr67" draw:text-style-name="P8" draw:layer="layout" svg:width="0.437cm" svg:height="0.39cm" svg:x="15.048cm" svg:y="6.489cm" svg:viewBox="0 0 438 391" draw:points="0,391 438,391 219,0">
          <text:p/>
        </draw:polygon>
        <draw:polygon draw:style-name="gr68" draw:text-style-name="P8" draw:layer="layout" svg:width="0.437cm" svg:height="0.39cm" svg:x="15.048cm" svg:y="6.489cm" svg:viewBox="0 0 438 391" draw:points="0,391 438,391 219,0">
          <text:p/>
        </draw:polygon>
        <draw:polygon draw:style-name="gr67" draw:text-style-name="P8" draw:layer="layout" svg:width="0.437cm" svg:height="0.39cm" svg:x="16.712cm" svg:y="6.034cm" svg:viewBox="0 0 438 391" draw:points="0,391 438,391 219,0">
          <text:p/>
        </draw:polygon>
        <draw:polygon draw:style-name="gr68" draw:text-style-name="P8" draw:layer="layout" svg:width="0.437cm" svg:height="0.39cm" svg:x="16.712cm" svg:y="6.034cm" svg:viewBox="0 0 438 391" draw:points="0,391 438,391 219,0">
          <text:p/>
        </draw:polygon>
        <draw:polygon draw:style-name="gr67" draw:text-style-name="P8" draw:layer="layout" svg:width="0.437cm" svg:height="0.39cm" svg:x="18.376cm" svg:y="5.913cm" svg:viewBox="0 0 438 391" draw:points="0,391 438,391 219,0">
          <text:p/>
        </draw:polygon>
        <draw:polygon draw:style-name="gr68" draw:text-style-name="P8" draw:layer="layout" svg:width="0.437cm" svg:height="0.39cm" svg:x="18.376cm" svg:y="5.913cm" svg:viewBox="0 0 438 391" draw:points="0,391 438,391 219,0">
          <text:p/>
        </draw:polygon>
        <draw:polygon draw:style-name="gr67" draw:text-style-name="P8" draw:layer="layout" svg:width="0.437cm" svg:height="0.39cm" svg:x="20.041cm" svg:y="5.501cm" svg:viewBox="0 0 438 391" draw:points="0,391 438,391 219,0">
          <text:p/>
        </draw:polygon>
        <draw:polygon draw:style-name="gr68" draw:text-style-name="P8" draw:layer="layout" svg:width="0.437cm" svg:height="0.39cm" svg:x="20.041cm" svg:y="5.501cm" svg:viewBox="0 0 438 391" draw:points="0,391 438,391 219,0">
          <text:p/>
        </draw:polygon>
        <draw:polygon draw:style-name="gr67" draw:text-style-name="P8" draw:layer="layout" svg:width="0.437cm" svg:height="0.39cm" svg:x="21.705cm" svg:y="5.268cm" svg:viewBox="0 0 438 391" draw:points="0,391 438,391 219,0">
          <text:p/>
        </draw:polygon>
        <draw:polygon draw:style-name="gr68" draw:text-style-name="P8" draw:layer="layout" svg:width="0.437cm" svg:height="0.39cm" svg:x="21.705cm" svg:y="5.268cm" svg:viewBox="0 0 438 391" draw:points="0,391 438,391 219,0">
          <text:p/>
        </draw:polygon>
        <draw:polygon draw:style-name="gr67" draw:text-style-name="P8" draw:layer="layout" svg:width="0.437cm" svg:height="0.39cm" svg:x="23.369cm" svg:y="5.079cm" svg:viewBox="0 0 438 391" draw:points="0,391 438,391 219,0">
          <text:p/>
        </draw:polygon>
        <draw:polygon draw:style-name="gr68" draw:text-style-name="P8" draw:layer="layout" svg:width="0.437cm" svg:height="0.39cm" svg:x="23.369cm" svg:y="5.079cm" svg:viewBox="0 0 438 391" draw:points="0,391 438,391 219,0">
          <text:p/>
        </draw:polygon>
        <draw:polygon draw:style-name="gr67" draw:text-style-name="P8" draw:layer="layout" svg:width="0.437cm" svg:height="0.39cm" svg:x="25.033cm" svg:y="4.876cm" svg:viewBox="0 0 438 391" draw:points="0,391 438,391 219,0">
          <text:p/>
        </draw:polygon>
        <draw:polygon draw:style-name="gr68" draw:text-style-name="P8" draw:layer="layout" svg:width="0.437cm" svg:height="0.39cm" svg:x="25.033cm" svg:y="4.876cm" svg:viewBox="0 0 438 391" draw:points="0,391 438,391 219,0">
          <text:p/>
        </draw:polygon>
        <draw:polygon draw:style-name="gr67" draw:text-style-name="P8" draw:layer="layout" svg:width="0.437cm" svg:height="0.39cm" svg:x="26.698cm" svg:y="5.243cm" svg:viewBox="0 0 438 391" draw:points="0,391 438,391 219,0">
          <text:p/>
        </draw:polygon>
        <draw:polygon draw:style-name="gr68" draw:text-style-name="P8" draw:layer="layout" svg:width="0.437cm" svg:height="0.39cm" svg:x="26.698cm" svg:y="5.243cm" svg:viewBox="0 0 438 391" draw:points="0,391 438,391 219,0">
          <text:p/>
        </draw:polygon>
        <draw:frame draw:style-name="gr54" draw:text-style-name="P10" draw:layer="layout" svg:width="1.518cm" svg:height="0.763cm" svg:x="11.105cm" svg:y="15.156cm">
          <draw:text-box>
            <text:p><text:span text:style-name="T3">2001</text:span></text:p>
          </draw:text-box>
        </draw:frame>
        <draw:frame draw:style-name="gr54" draw:text-style-name="P10" draw:layer="layout" svg:width="1.518cm" svg:height="0.763cm" svg:x="12.776cm" svg:y="15.156cm">
          <draw:text-box>
            <text:p><text:span text:style-name="T3">2002</text:span></text:p>
          </draw:text-box>
        </draw:frame>
        <draw:frame draw:style-name="gr54" draw:text-style-name="P10" draw:layer="layout" svg:width="1.518cm" svg:height="0.763cm" svg:x="14.447cm" svg:y="15.156cm">
          <draw:text-box>
            <text:p><text:span text:style-name="T3">2003</text:span></text:p>
          </draw:text-box>
        </draw:frame>
        <draw:frame draw:style-name="gr54" draw:text-style-name="P10" draw:layer="layout" svg:width="1.518cm" svg:height="0.763cm" svg:x="16.118cm" svg:y="15.156cm">
          <draw:text-box>
            <text:p><text:span text:style-name="T3">2004</text:span></text:p>
          </draw:text-box>
        </draw:frame>
        <draw:frame draw:style-name="gr54" draw:text-style-name="P10" draw:layer="layout" svg:width="1.518cm" svg:height="0.763cm" svg:x="17.789cm" svg:y="15.156cm">
          <draw:text-box>
            <text:p><text:span text:style-name="T3">2005</text:span></text:p>
          </draw:text-box>
        </draw:frame>
        <draw:frame draw:style-name="gr54" draw:text-style-name="P10" draw:layer="layout" svg:width="1.518cm" svg:height="0.763cm" svg:x="19.46cm" svg:y="15.156cm">
          <draw:text-box>
            <text:p><text:span text:style-name="T3">2006</text:span></text:p>
          </draw:text-box>
        </draw:frame>
        <draw:frame draw:style-name="gr54" draw:text-style-name="P10" draw:layer="layout" svg:width="1.518cm" svg:height="0.763cm" svg:x="21.131cm" svg:y="15.156cm">
          <draw:text-box>
            <text:p><text:span text:style-name="T3">2007</text:span></text:p>
          </draw:text-box>
        </draw:frame>
        <draw:frame draw:style-name="gr54" draw:text-style-name="P10" draw:layer="layout" svg:width="1.518cm" svg:height="0.763cm" svg:x="22.801cm" svg:y="15.156cm">
          <draw:text-box>
            <text:p><text:span text:style-name="T3">2008</text:span></text:p>
          </draw:text-box>
        </draw:frame>
        <draw:frame draw:style-name="gr54" draw:text-style-name="P10" draw:layer="layout" svg:width="1.518cm" svg:height="0.763cm" svg:x="24.472cm" svg:y="15.156cm">
          <draw:text-box>
            <text:p><text:span text:style-name="T3">2009</text:span></text:p>
          </draw:text-box>
        </draw:frame>
        <draw:frame draw:style-name="gr54" draw:text-style-name="P10" draw:layer="layout" svg:width="1.518cm" svg:height="0.763cm" svg:x="26.143cm" svg:y="15.156cm">
          <draw:text-box>
            <text:p><text:span text:style-name="T3">2010</text:span></text:p>
          </draw:text-box>
        </draw:frame>
        <draw:frame draw:style-name="gr59" draw:text-style-name="P10" draw:layer="layout" svg:width="4.532cm" svg:height="0.763cm" svg:x="22.618cm" svg:y="16.564cm">
          <draw:text-box>
            <text:p><text:span text:style-name="T3">Jahr des Stichtages</text:span></text:p>
          </draw:text-box>
        </draw:frame>
        <draw:polygon draw:style-name="gr49" draw:text-style-name="P8" draw:layer="layout" svg:width="0.374cm" svg:height="0.334cm" svg:x="11.772cm" svg:y="12.937cm" svg:viewBox="0 0 375 335" draw:points="0,168 188,335 375,168 188,0">
          <text:p/>
        </draw:polygon>
        <draw:polygon draw:style-name="gr50" draw:text-style-name="P8" draw:layer="layout" svg:width="0.374cm" svg:height="0.334cm" svg:x="11.772cm" svg:y="12.937cm" svg:viewBox="0 0 375 335" draw:points="0,168 188,335 375,168 188,0">
          <text:p/>
        </draw:polygon>
        <draw:polygon draw:style-name="gr67" draw:text-style-name="P8" draw:layer="layout" svg:width="0.437cm" svg:height="0.39cm" svg:x="11.699cm" svg:y="7.467cm" svg:viewBox="0 0 438 391" draw:points="0,391 438,391 219,0">
          <text:p/>
        </draw:polygon>
        <draw:polygon draw:style-name="gr68" draw:text-style-name="P8" draw:layer="layout" svg:width="0.437cm" svg:height="0.39cm" svg:x="11.699cm" svg:y="7.467cm" svg:viewBox="0 0 438 391" draw:points="0,391 438,391 219,0">
          <text:p/>
        </draw:polygon>
        <draw:frame draw:style-name="gr58" draw:text-style-name="P10" draw:layer="layout" svg:width="12.631cm" svg:height="1.427cm" svg:x="11.713cm" svg:y="1.614cm">
          <draw:text-box>
            <text:p><text:span text:style-name="T4">Förderschüler am Berufskolleg in NRW</text:span></text:p>
            <text:p><text:span text:style-name="T4">in den Schuljahren 2001/2002 bis 2010/2011</text:span><text:span text:style-name="T3"> </text:span></text:p>
          </draw:text-box>
        </draw:frame>
        <draw:rect draw:style-name="gr42" draw:text-style-name="P9" draw:layer="layout" svg:width="11.681cm" svg:height="2.57cm" svg:x="1.27cm" svg:y="17.658cm">
          <text:p/>
        </draw:rect>
        <draw:frame draw:style-name="gr61" draw:text-style-name="P10" draw:layer="layout" svg:width="10.268cm" svg:height="0.763cm" svg:x="2.7cm" svg:y="17.989cm">
          <draw:text-box>
            <text:p><text:span text:style-name="T3">Förderschüler am Berufskolleg als Förderschule</text:span></text:p>
          </draw:text-box>
        </draw:frame>
        <draw:polygon draw:style-name="gr69" draw:text-style-name="P9" draw:layer="layout" svg:width="0.999cm" svg:height="0.299cm" svg:x="1.687cm" svg:y="18.182cm" svg:viewBox="0 0 1000 300" draw:points="350,300 413,175 0,175 0,150 0,125 438,125 500,0 563,125 1000,125 1000,150 1000,175 588,175 650,300">
          <text:p/>
        </draw:polygon>
        <draw:frame draw:style-name="gr63" draw:text-style-name="P10" draw:layer="layout" svg:width="6.75cm" svg:height="0.763cm" svg:x="2.7cm" svg:y="18.789cm">
          <draw:text-box>
            <text:p><text:span text:style-name="T3">Förderschüler am Berufskolleg</text:span></text:p>
          </draw:text-box>
        </draw:frame>
        <draw:polygon draw:style-name="gr49" draw:text-style-name="P9" draw:layer="layout" svg:width="0.999cm" svg:height="0.299cm" svg:x="1.687cm" svg:y="18.989cm" svg:viewBox="0 0 1000 300" draw:points="500,0 618,118 1000,118 1000,143 1000,168 632,168 500,300 368,168 0,168 0,143 0,118 382,118">
          <text:p/>
        </draw:polygon>
        <draw:frame draw:style-name="gr70" draw:text-style-name="P9" draw:layer="layout" svg:width="2.085cm" svg:height="0.963cm" svg:x="10.798cm" svg:y="6.213cm">
          <draw:text-box>
            <text:p text:style-name="P8"><text:span text:style-name="T5">5.639</text:span></text:p>
          </draw:text-box>
        </draw:frame>
        <draw:frame draw:style-name="gr71" draw:text-style-name="P11" draw:layer="layout" svg:width="1.645cm" svg:height="0.764cm" svg:x="12.72cm" svg:y="6.01cm">
          <draw:text-box>
            <text:p><text:span text:style-name="T5">5.894</text:span></text:p>
          </draw:text-box>
        </draw:frame>
        <draw:frame draw:style-name="gr71" draw:text-style-name="P11" draw:layer="layout" svg:width="1.645cm" svg:height="0.764cm" svg:x="14.407cm" svg:y="5.481cm">
          <draw:text-box>
            <text:p><text:span text:style-name="T5">6.357</text:span></text:p>
          </draw:text-box>
        </draw:frame>
        <draw:frame draw:style-name="gr71" draw:text-style-name="P11" draw:layer="layout" svg:width="1.645cm" svg:height="0.764cm" svg:x="16.071cm" svg:y="4.987cm">
          <draw:text-box>
            <text:p><text:span text:style-name="T5">6.685</text:span></text:p>
          </draw:text-box>
        </draw:frame>
        <draw:frame draw:style-name="gr71" draw:text-style-name="P11" draw:layer="layout" svg:width="1.645cm" svg:height="0.764cm" svg:x="17.734cm" svg:y="4.72cm">
          <draw:text-box>
            <text:p><text:span text:style-name="T5">6.773</text:span></text:p>
          </draw:text-box>
        </draw:frame>
        <draw:frame draw:style-name="gr71" draw:text-style-name="P11" draw:layer="layout" svg:width="1.645cm" svg:height="0.764cm" svg:x="19.411cm" svg:y="4.414cm">
          <draw:text-box>
            <text:p><text:span text:style-name="T5">7.069</text:span></text:p>
          </draw:text-box>
        </draw:frame>
        <draw:frame draw:style-name="gr71" draw:text-style-name="P11" draw:layer="layout" svg:width="1.645cm" svg:height="0.764cm" svg:x="21.074cm" svg:y="4.167cm">
          <draw:text-box>
            <text:p><text:span text:style-name="T5">7.238</text:span></text:p>
          </draw:text-box>
        </draw:frame>
        <draw:frame draw:style-name="gr71" draw:text-style-name="P11" draw:layer="layout" svg:width="1.645cm" svg:height="0.764cm" svg:x="22.737cm" svg:y="3.914cm">
          <draw:text-box>
            <text:p><text:span text:style-name="T5">7.374</text:span></text:p>
          </draw:text-box>
        </draw:frame>
        <draw:frame draw:style-name="gr71" draw:text-style-name="P11" draw:layer="layout" svg:width="1.645cm" svg:height="0.764cm" svg:x="24.437cm" svg:y="3.814cm">
          <draw:text-box>
            <text:p><text:span text:style-name="T5">7.520</text:span></text:p>
          </draw:text-box>
        </draw:frame>
        <draw:frame draw:style-name="gr71" draw:text-style-name="P11" draw:layer="layout" svg:width="1.645cm" svg:height="0.764cm" svg:x="26.163cm" svg:y="4.158cm">
          <draw:text-box>
            <text:p><text:span text:style-name="T5">7.255</text:span></text:p>
          </draw:text-box>
        </draw:frame>
        <draw:frame draw:style-name="gr71" draw:text-style-name="P9" draw:layer="layout" svg:width="1.954cm" svg:height="0.764cm" svg:x="24.155cm" svg:y="9.47cm">
          <draw:text-box>
            <text:p text:style-name="P8"><text:span text:style-name="T5">3.437</text:span></text:p>
          </draw:text-box>
        </draw:frame>
        <draw:frame draw:style-name="gr71" draw:text-style-name="P11" draw:layer="layout" svg:width="1.754cm" svg:height="0.764cm" svg:x="22.702cm" svg:y="9.406cm">
          <draw:text-box>
            <text:p><text:span text:style-name="T5">3.493</text:span></text:p>
          </draw:text-box>
        </draw:frame>
        <draw:frame draw:style-name="gr71" draw:text-style-name="P11" draw:layer="layout" svg:width="1.754cm" svg:height="0.764cm" svg:x="25.908cm" svg:y="8.875cm">
          <draw:text-box>
            <text:p text:style-name="P8"><text:span text:style-name="T5">3.841</text:span></text:p>
          </draw:text-box>
        </draw:frame>
        <draw:frame draw:style-name="gr71" draw:text-style-name="P11" draw:layer="layout" svg:width="1.754cm" svg:height="0.764cm" svg:x="21.048cm" svg:y="9.736cm">
          <draw:text-box>
            <text:p><text:span text:style-name="T5">3.262</text:span></text:p>
          </draw:text-box>
        </draw:frame>
        <draw:frame draw:style-name="gr71" draw:text-style-name="P11" draw:layer="layout" svg:width="1.754cm" svg:height="0.764cm" svg:x="19.397cm" svg:y="10.2cm">
          <draw:text-box>
            <text:p><text:span text:style-name="T5">2.858</text:span></text:p>
          </draw:text-box>
        </draw:frame>
        <draw:frame draw:style-name="gr71" draw:text-style-name="P11" draw:layer="layout" svg:width="1.754cm" svg:height="0.764cm" svg:x="17.745cm" svg:y="10.464cm">
          <draw:text-box>
            <text:p><text:span text:style-name="T5">2.744</text:span></text:p>
          </draw:text-box>
        </draw:frame>
        <draw:frame draw:style-name="gr71" draw:text-style-name="P11" draw:layer="layout" svg:width="1.754cm" svg:height="0.764cm" svg:x="16.054cm" svg:y="10.897cm">
          <draw:text-box>
            <text:p><text:span text:style-name="T5">2.368</text:span></text:p>
          </draw:text-box>
        </draw:frame>
        <draw:frame draw:style-name="gr71" draw:text-style-name="P11" draw:layer="layout" svg:width="1.754cm" svg:height="0.764cm" svg:x="14.467cm" svg:y="11.161cm">
          <draw:text-box>
            <text:p><text:span text:style-name="T5">2.253</text:span></text:p>
          </draw:text-box>
        </draw:frame>
        <draw:frame draw:style-name="gr71" draw:text-style-name="P11" draw:layer="layout" svg:width="1.754cm" svg:height="0.764cm" svg:x="12.747cm" svg:y="11.356cm">
          <draw:text-box>
            <text:p><text:span text:style-name="T5">2.184</text:span></text:p>
          </draw:text-box>
        </draw:frame>
        <draw:frame draw:style-name="gr71" draw:text-style-name="P11" draw:layer="layout" svg:width="1.754cm" svg:height="0.764cm" svg:x="11.028cm" svg:y="11.854cm">
          <draw:text-box>
            <text:p><text:span text:style-name="T5">1.709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fo:font-family="'Liberation Sans'" style:font-family-generic="roman" style:font-pitch="variable" fo:font-size="28.8999996185303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1cm" fo:text-indent="0cm"/>
      <style:text-properties fo:font-size="25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9.7999992370605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.27cm" fo:margin-right="1.27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24.443cm" svg:height="3.172cm" svg:x="2.627cm" svg:y="1.757cm" presentation:class="title" presentation:placeholder="true">
        <draw:text-box/>
      </draw:frame>
      <draw:frame presentation:style-name="Standard-outline1" draw:layer="backgroundobjects" svg:width="24.443cm" svg:height="12.539cm" svg:x="2.627cm" svg:y="5.446cm" presentation:class="outline" presentation:placeholder="true">
        <draw:text-box/>
      </draw:frame>
      <draw:frame presentation:style-name="Mpr1" draw:text-style-name="MP1" draw:layer="backgroundobjects" svg:width="6.327cm" svg:height="1.31cm" svg:x="2.627cm" svg:y="18.309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609cm" svg:height="1.31cm" svg:x="10.558cm" svg:y="18.309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327cm" svg:height="1.31cm" svg:x="20.742cm" svg:y="18.309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22T19:03:17</meta:creation-date>
    <meta:editing-duration>PT1H56M4S</meta:editing-duration>
    <meta:editing-cycles>8</meta:editing-cycles>
    <dc:date>2011-05-22T21:04:23</dc:date>
    <meta:generator>OpenOffice.org/3.3$Linux OpenOffice.org_project/330m20$Build-9567</meta:generator>
    <meta:document-statistic meta:object-count="358"/>
  </office:meta>
</office:document-meta>
</file>